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66cm" fo:margin-left="-0.042cm" table:align="left"/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5.662cm"/>
    </style:style>
    <style:style style:name="Table1.C" style:family="table-column">
      <style:table-column-properties style:column-width="5.68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39cm" fo:margin-left="-0.016cm" table:align="left"/>
    </style:style>
    <style:style style:name="Table2.A" style:family="table-column">
      <style:table-column-properties style:column-width="5.689cm"/>
    </style:style>
    <style:style style:name="Table2.B" style:family="table-column">
      <style:table-column-properties style:column-width="5.66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09" style:family="table-row">
      <style:table-row-properties style:min-row-height="0.744cm"/>
    </style:style>
    <style:style style:name="Table3" style:family="table">
      <style:table-properties style:width="16.87cm" fo:margin-left="0.143cm" table:align="left"/>
    </style:style>
    <style:style style:name="Table3.A" style:family="table-column">
      <style:table-column-properties style:column-width="5.398cm"/>
    </style:style>
    <style:style style:name="Table3.B" style:family="table-column">
      <style:table-column-properties style:column-width="5.794cm"/>
    </style:style>
    <style:style style:name="Table3.C" style:family="table-column">
      <style:table-column-properties style:column-width="5.6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122" style:family="table-row">
      <style:table-row-properties style:min-row-height="0.954cm"/>
    </style:style>
    <style:style style:name="Table4" style:family="table">
      <style:table-properties style:width="16.896cm" fo:margin-left="0.116cm" table:align="left"/>
    </style:style>
    <style:style style:name="Table4.A" style:family="table-column">
      <style:table-column-properties style:column-width="5.556cm"/>
    </style:style>
    <style:style style:name="Table4.B" style:family="table-column">
      <style:table-column-properties style:column-width="5.662cm"/>
    </style:style>
    <style:style style:name="Table4.C" style:family="table-column">
      <style:table-column-properties style:column-width="5.67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156" style:family="table-row">
      <style:table-row-properties style:min-row-height="0.873cm"/>
    </style:style>
    <style:style style:name="Table4.204" style:family="table-row">
      <style:table-row-properties style:min-row-height="0.771cm"/>
    </style:style>
    <style:style style:name="Table5" style:family="table">
      <style:table-properties style:width="16.986cm" fo:margin-left="0.037cm" table:align="left"/>
    </style:style>
    <style:style style:name="Table5.A" style:family="table-column">
      <style:table-column-properties style:column-width="5.636cm"/>
    </style:style>
    <style:style style:name="Table5.B" style:family="table-column">
      <style:table-column-properties style:column-width="5.662cm"/>
    </style:style>
    <style:style style:name="Table5.C" style:family="table-column">
      <style:table-column-properties style:column-width="5.68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86cm" fo:margin-left="0.037cm" table:align="left"/>
    </style:style>
    <style:style style:name="Table6.A" style:family="table-column">
      <style:table-column-properties style:column-width="5.636cm"/>
    </style:style>
    <style:style style:name="Table6.B" style:family="table-column">
      <style:table-column-properties style:column-width="5.662cm"/>
    </style:style>
    <style:style style:name="Table6.C" style:family="table-column">
      <style:table-column-properties style:column-width="5.68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.011cm" table:align="left"/>
    </style:style>
    <style:style style:name="Table8.A" style:family="table-column">
      <style:table-column-properties style:column-width="5.662cm"/>
    </style:style>
    <style:style style:name="Table8.C" style:family="table-column">
      <style:table-column-properties style:column-width="5.689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66cm" fo:margin-left="-0.042cm" table:align="left"/>
    </style:style>
    <style:style style:name="Table9.A" style:family="table-column">
      <style:table-column-properties style:column-width="5.715cm"/>
    </style:style>
    <style:style style:name="Table9.B" style:family="table-column">
      <style:table-column-properties style:column-width="5.662cm"/>
    </style:style>
    <style:style style:name="Table9.C" style:family="table-column">
      <style:table-column-properties style:column-width="5.689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style:text-underline-style="none" fo:font-weight="bold" style:font-weight-asian="bold" style:font-weight-complex="bold"/>
    </style:style>
    <style:style style:name="P6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font-name="Charis SI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<text:span text:style-name="T2"><text:s text:c="11"/></text:span>AFLA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KONYA</text:p>
          </table:table-cell>
          <table:table-cell table:style-name="Table1.A2" office:value-type="string">
            <text:p text:style-name="P4"><text:span text:style-name="T4">NOTES/ASN</text:span> BAMBA</text:p>
          </table:table-cell>
          <table:table-cell table:style-name="Table1.C2" office:value-type="string">
            <text:p text:style-name="P4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ankets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foli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fwiafʋwa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bien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onflo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klanbi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a bib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la wogy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ɔnkɔma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bwibwi 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mafl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ɔwirɛfl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odofl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sap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aw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yabhɩ (fʋtʋtʋ, pɛpɛ,bibi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odogol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ʋnkp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ʋmawakʋt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Sʋnswɛ (pɛpɛ,nymhɛ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gyʋgyʋr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lɛyihɛl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otod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sʋo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toboka, apwɛafita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lotimans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pɛp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utʋt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ulʋnfɔl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kplɛkpb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ofɔnkrum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antakplam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ɛpɛ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impolik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kwaɩtɔ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>GBEDELƆ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KONYA</text:p>
          </table:table-cell>
          <table:table-cell table:style-name="Table1.A2" office:value-type="string">
            <text:p text:style-name="P4">NOTES/ ASƲN BAMBA</text:p>
          </table:table-cell>
          <table:table-cell table:style-name="Table1.C2" office:value-type="string">
            <text:p text:style-name="P4">ENGLISH</text:p>
          </table:table-cell>
        </table:table-row>
        <table:table-row>
          <table:table-cell table:style-name="Table1.A2" office:value-type="string">
            <text:p text:style-name="Table_20_Contents">Ngya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gyo ɔkwlɛ bi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saafi lafwɩ</text:p>
          </table:table-cell>
          <table:table-cell table:style-name="Table1.A2" office:value-type="string">
            <text:p text:style-name="Table_20_Contents"><text:s text:c="8"/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un ma ɩnu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Table_20_Contents">Megyi mu nkulɛ n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medwu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u ansɩtɔ layint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dɛ atɔkla afut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ʋntɔ layint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ʋ nwunt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aw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10"/><text:span text:style-name="T6">ƆMƐ / ƐMƐ</text:span>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KONYA</text:p>
          </table:table-cell>
          <table:table-cell table:style-name="Table1.A2" office:value-type="string">
            <text:p text:style-name="P4">NOTES/ASƲN BAMBA</text:p>
          </table:table-cell>
          <table:table-cell table:style-name="Table1.C2" office:value-type="string">
            <text:p text:style-name="P4">ENGLISH</text:p>
          </table:table-cell>
        </table:table-row>
        <table:table-row>
          <table:table-cell table:style-name="Table1.A2" office:value-type="string">
            <text:p text:style-name="Table_20_Contents">Ɔladʋ oy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akplɩ </text:p>
          </table:table-cell>
          <table:table-cell table:style-name="Table1.A2" office:value-type="string">
            <text:p text:style-name="Table_20_Contents">Ɔlakwɩɩ 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na odwinsu</text:p>
          </table:table-cell>
          <table:table-cell table:style-name="Table1.A2" office:value-type="string">
            <text:p text:style-name="Table_20_Contents">Ɔdɛ ɔmɛ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pu lafa</text:p>
          </table:table-cell>
          <table:table-cell table:style-name="Table1.A2" office:value-type="string">
            <text:p text:style-name="Table_20_Contents">ɔlakwɩɩ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Table_20_Contents">Ɛmatɔ, (akwɩɩtɔ)</text:p>
          </table:table-cell>
          <table:table-cell table:style-name="Table1.A2" office:value-type="string">
            <text:p text:style-name="Table_20_Contents">Bapʋ obitsitsa si akwɩɩtɔya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rada (akwɩɩtɔ kpatɔ)</text:p>
          </table:table-cell>
          <table:table-cell table:style-name="Table1.A2" office:value-type="string">
            <text:p text:style-name="Table_20_Contents">Atrada labu (ɔha lawʋ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atswɩnkɩ</text:p>
          </table:table-cell>
          <table:table-cell table:style-name="Table1.A2" office:value-type="string">
            <text:p text:style-name="Table_20_Contents">Ɔha lakwɩ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ɔ latsitsasi ɔlɔ</text:p>
          </table:table-cell>
          <table:table-cell table:style-name="Table1.A2" office:value-type="string">
            <text:p text:style-name="Table_20_Contents">Ɔha lakɩɩ omeenya obi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tsu latsitsasi ɔlɔ</text:p>
          </table:table-cell>
          <table:table-cell table:style-name="Table1.A2" office:value-type="string">
            <text:p text:style-name="Table_20_Contents">Ɔdɛ ɔmɛ obugya ɔdɛ nʋ wʋ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Ɛmɛsʋ b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9"/><text:span text:style-name="T7">TSIATƆ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KONYA</text:p>
          </table:table-cell>
          <table:table-cell table:style-name="Table1.A2" office:value-type="string">
            <text:p text:style-name="P4">NOTES/ASƲN BAMBA</text:p>
          </table:table-cell>
          <table:table-cell table:style-name="Table1.C2" office:value-type="string">
            <text:p text:style-name="P4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wɩ asɩb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lwɩɩ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klʋn ny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b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wɩt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Mabʋ </text:p>
          </table:table-cell>
          <table:table-cell table:style-name="Table1.A2" office:value-type="string">
            <text:p text:style-name="Table_20_Contents">Bʋtama kulɩ mu ɔnɔ fwi ogy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wɩkɩt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wʋlɩy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wʋlɩyɔpɔ </text:p>
          </table:table-cell>
          <table:table-cell table:style-name="Table1.A2" office:value-type="string">
            <text:p text:style-name="Table_20_Contents">Ɩbɩ ana biabiahɛ,ɔtama tsa ɩfabi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si, nsiʋsa,ɔbu ns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ʋ nsi </text:p>
          </table:table-cell>
          <table:table-cell table:style-name="Table1.A2" office:value-type="string">
            <text:p text:style-name="Table_20_Contents">Awʋtɔ tamata mu nstsu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dwɛ, ɔbʋ ɔdwɛ,ɔdwɛ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lʋ ɔbu <text:s/>olu</text:p>
          </table:table-cell>
          <table:table-cell table:style-name="Table1.A2" office:value-type="string">
            <text:p text:style-name="Table_20_Contents">Olupu kpowunpu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nɔkwlɩ/ɔnɔkwahp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fun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funupʋ/olenbiapu</text:p>
          </table:table-cell>
          <table:table-cell table:style-name="Table1.A2" office:value-type="string">
            <text:p text:style-name="Table_20_Contents">Ɔfɛsɩ tɛfɛ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Ɛnsɩpɛ/ɔwap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u ɛnɔ</text:p>
          </table:table-cell>
          <table:table-cell table:style-name="Table1.A2" office:value-type="string">
            <text:p text:style-name="Table_20_Contents">Ofesia aha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hayile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hakpan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yin asʋn (ɔbʋ, ɔtɔwa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sɩ asʋn (ɔbʋ ɔtɔwa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ɔ bɩp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tɔɩpʋ </text:p>
          </table:table-cell>
          <table:table-cell table:style-name="Table1.A2" office:value-type="string">
            <text:p text:style-name="Table_20_Contents">Mʋ ɩbɩ bu swɩ, mʋ ɩbɩ tɛda atɔ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wyn wʋ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Pɛlɩ/ɔpɛlɩpʋ</text:p>
          </table:table-cell>
          <table:table-cell table:style-name="Table1.A2" office:value-type="string">
            <text:p text:style-name="Table_20_Contents">mʋ ansɩtɔ bʋ pɛl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tɩn </text:p>
          </table:table-cell>
          <table:table-cell table:style-name="Table1.A2" office:value-type="string">
            <text:p text:style-name="Table_20_Contents">Mʋ ɩwɩ lɛtɩ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Ɛswɩɩ, ɔbʋ ɛswɩ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ɔyɩ,ɔlɔkpɔyɩ</text:p>
          </table:table-cell>
          <table:table-cell table:style-name="Table1.A2" office:value-type="string">
            <text:p text:style-name="Table_20_Contents">Ɔha kpɔyɩ-kpɔyɩ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ha otsiipʋ </text:p>
          </table:table-cell>
          <table:table-cell table:style-name="Table1.A2" office:value-type="string">
            <text:p text:style-name="Table_20_Contents">Aha ɩwɩ su asʋn ɔblɩpu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nɔplo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ʋ ɔnɔplo</text:p>
          </table:table-cell>
          <table:table-cell table:style-name="Table1.A2" office:value-type="string">
            <text:p text:style-name="Table_20_Contents">Fudɛ mu ɔnɔ ɔdɛ okokoni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wɩsɩ (wa, ɔwapʋ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ʋalɛ,ɔwapʋ,ogyipu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wʋntɔlinp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iml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ha mimlahɛ</text:p>
          </table:table-cell>
          <table:table-cell table:style-name="Table1.A2" office:value-type="string">
            <text:p text:style-name="Table_20_Contents">Kompi lafulɩ mu tswɛ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nɔlɩ </text:p>
          </table:table-cell>
          <table:table-cell table:style-name="Table1.A2" office:value-type="string">
            <text:p text:style-name="Table_20_Contents">Asʋn ɔswɩɩpu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ata </text:p>
          </table:table-cell>
          <table:table-cell table:style-name="Table1.A2" office:value-type="string">
            <text:p text:style-name="Table_20_Contents">Sisi, aha osisipu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yotɔ (ɔbu, pu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wugya (ɔwapu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tɔwɔlɩ (ɔwapʋ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nɔdwɛpʋ (wa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sʋlɩ (wa,pu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dibɩo (wa,ɔwapʋ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blɔ ( nya,onyapu)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ɔlɩp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>Osup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4"/></text:p>
            <text:p text:style-name="Table_20_Contents"><text:soft-page-break/><text:span text:style-name="T6">BUN</text:span> <text:s/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KONYA</text:p>
          </table:table-cell>
          <table:table-cell table:style-name="Table1.A2" office:value-type="string">
            <text:p text:style-name="P4">NOTES/ ASƲN BAMBA</text:p>
          </table:table-cell>
          <table:table-cell table:style-name="Table1.C2" office:value-type="string">
            <text:p text:style-name="P4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ɔ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bis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yampkus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p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u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sʋns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Kpu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Ɛbw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fw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wɔnt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tadɩɛ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3"/><text:span text:style-name="T6">kPI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KONYA</text:p>
          </table:table-cell>
          <table:table-cell table:style-name="Table1.A2" office:value-type="string">
            <text:p text:style-name="P4">NOTES/ASƲN BAMBA</text:p>
          </table:table-cell>
          <table:table-cell table:style-name="Table1.C2" office:value-type="string">
            <text:p text:style-name="P4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sr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lawʋn tɛkpɩɔh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tsʋ tɛkpa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putɛtɛkp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2"/><text:span text:style-name="T7"><text:s/>KPƖKPƖƖ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KONYA</text:p>
          </table:table-cell>
          <table:table-cell table:style-name="Table1.A2" office:value-type="string">
            <text:p text:style-name="P4">NOTES/ASƲN BAMBA</text:p>
          </table:table-cell>
          <table:table-cell table:style-name="Table1.C2" office:value-type="string">
            <text:p text:style-name="P4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n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l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ɔɔf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fɛtɔ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Yia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Yin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5"/><text:span text:style-name="T7"><text:s/>BWII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KONYA</text:p>
          </table:table-cell>
          <table:table-cell table:style-name="Table1.A2" office:value-type="string">
            <text:p text:style-name="P4">NOTES/ASƲN BAMBA</text:p>
          </table:table-cell>
          <table:table-cell table:style-name="Table1.C2" office:value-type="string">
            <text:p text:style-name="P4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wlʋlʋ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am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Ɩp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16"/><text:span text:style-name="T6">YAI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KONYA</text:p>
          </table:table-cell>
          <table:table-cell table:style-name="Table1.A2" office:value-type="string">
            <text:p text:style-name="P4">NOTES /ASƲN BAMBA</text:p>
          </table:table-cell>
          <table:table-cell table:style-name="Table1.C2" office:value-type="string">
            <text:p text:style-name="P4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Ɛbwɩ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lawɛ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Nta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Ɔkla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text:s text:c="4"/><text:span text:style-name="T7">WƲTƆYƖ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NKONYA</text:p>
          </table:table-cell>
          <table:table-cell table:style-name="Table1.A2" office:value-type="string">
            <text:p text:style-name="P4">NOTES/ASƲN BAMBA</text:p>
          </table:table-cell>
          <table:table-cell table:style-name="Table1.C2" office:value-type="string">
            <text:p text:style-name="P4">ENGLIS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utu akut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nsibi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yin 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 text:c="5"/><text:span text:style-name="T6">MIƐƖN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NKONYA</text:p>
          </table:table-cell>
          <table:table-cell table:style-name="Table2.A2" office:value-type="string">
            <text:p text:style-name="P4">NOTES/ASƲN BAMBA</text:p>
          </table:table-cell>
          <table:table-cell table:style-name="Table2.C2" office:value-type="string">
            <text:p text:style-name="P4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Tutu akuti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Imit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n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nsid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biɛ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 text:c="7"/><text:span text:style-name="T6">ŊLAƖN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NKONYA</text:p>
          </table:table-cell>
          <table:table-cell table:style-name="Table2.A2" office:value-type="string">
            <text:p text:style-name="P4">NOTES ASƲN/BAMBA</text:p>
          </table:table-cell>
          <table:table-cell table:style-name="Table2.C2" office:value-type="string">
            <text:p text:style-name="P4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fɔ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w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kpi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yankp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 text:c="15"/><text:span text:style-name="T6">YƐ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NKONYA</text:p>
          </table:table-cell>
          <table:table-cell table:style-name="Table2.A2" office:value-type="string">
            <text:p text:style-name="P4">NOTES/ASƲN BANBA</text:p>
          </table:table-cell>
          <table:table-cell table:style-name="Table2.C2" office:value-type="string">
            <text:p text:style-name="P4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fɔl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sikre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Sʋg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>Ayi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 text:c="6"/><text:span text:style-name="T6">FLƆYI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NKONYA</text:p>
          </table:table-cell>
          <table:table-cell table:style-name="Table2.A2" office:value-type="string">
            <text:p text:style-name="P4">NOTES/ASƲN BAMNA</text:p>
          </table:table-cell>
          <table:table-cell table:style-name="Table2.C2" office:value-type="string">
            <text:p text:style-name="P4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poli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>Atse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ekeb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Tsɔkpu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Blob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wadu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gbed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Saprad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bɩs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dawʋnab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Mango <text:s/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Blawe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Bɔnɔ / obʋbw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l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yiw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 text:c="16"/><text:span text:style-name="T6">KA</text:span></text:p>
          </table:table-cell>
          <table:table-cell table:style-name="Table2.C2" office:value-type="string">
            <text:p text:style-name="Table_20_Contents"/>
          </table:table-cell>
        </table:table-row>
        <table:table-row table:style-name="Table2.109">
          <table:table-cell table:style-name="Table2.A2" office:value-type="string">
            <text:p text:style-name="P4">NKONYA </text:p>
          </table:table-cell>
          <table:table-cell table:style-name="Table2.A2" office:value-type="string">
            <text:p text:style-name="P4">NOTES/ASƲN BAMBA</text:p>
          </table:table-cell>
          <table:table-cell table:style-name="Table2.C2" office:value-type="string">
            <text:p text:style-name="P4">ENGLISH</text:p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kɔ , bɔnɔ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gya ,timbi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yi ket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 text:c="7"/><text:span text:style-name="T6">ƖKPƲN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NKONYA</text:p>
          </table:table-cell>
          <table:table-cell table:style-name="Table2.A2" office:value-type="string">
            <text:p text:style-name="P4">NOTES / ASƲN BAMBA </text:p>
          </table:table-cell>
          <table:table-cell table:style-name="Table2.C2" office:value-type="string">
            <text:p text:style-name="P4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nsɩtɔ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f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h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kan (wa ɔhaklɩ)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 text:c="10"/><text:span text:style-name="T5"><text:s/></text:span><text:span text:style-name="T6">ƆHASƲ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NKONYA</text:p>
          </table:table-cell>
          <table:table-cell table:style-name="Table2.A2" office:value-type="string">
            <text:p text:style-name="P5">NOTES/ASƲN BAMBA</text:p>
          </table:table-cell>
          <table:table-cell table:style-name="Table2.C2" office:value-type="string">
            <text:p text:style-name="P5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kp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kpaklɩ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key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kyiɔdapʋ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sʋrapu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sʋnfut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sʋr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wɔ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pand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kpad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pulapʋ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pulapul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mandɩɛ sʋn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laku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lakʋ ɔk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wʋdo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Sripee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>Mbokw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bowu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bɔda oliɔlapʋ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yɩkɛl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yikɛtɛ sʋotsiapu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ha muwie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wul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wʋlɔ ɔdapu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sʋ onʋnapu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asʋ nun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kpla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kplaad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text:s text:c="2"/><text:span text:style-name="T7"><text:s/></text:span><text:span text:style-name="T6">OKPOLKPO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NKONYA</text:p>
          </table:table-cell>
          <table:table-cell table:style-name="Table2.A2" office:value-type="string">
            <text:p text:style-name="P4">NOTES/ASƲN BAMBA</text:p>
          </table:table-cell>
          <table:table-cell table:style-name="Table2.C2" office:value-type="string">
            <text:p text:style-name="P4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yin woyitati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biagy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topupunl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siabintsʋ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siabintsubiye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Fuli hihiɛ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Fulii dak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Fulii dakatɔw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lakkpl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Fuli sʋ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na kla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tʋmpada ɩtuatswɩ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ipiyaan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>Ope tswɩɩ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sayieetswɩ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lumpad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tʋmp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tʋnpa fuli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safu, asafu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ley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putat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pʋlalɔhɔ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kasʋn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sʋ ubiekpay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Fuli mpasʋdɩnk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Dakatɔw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Itsayopul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sɩ wuli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ayay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lil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sansʋtsi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aya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san sʋdɩ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antankp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antankpad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>Kantankpkp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siaohl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kʋnt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tɔdasu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swɩbwie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tɔtɔk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as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Ɛpant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ʋpwɛt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ʋpwɛt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dawutsw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dawʋtswɩl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dadʋana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dadʋana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Efɩ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Efilɛ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kpas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sʋr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sʋrasʋ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likp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fɛtɩ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<text:s text:c="3"/><text:span text:style-name="T5">ƆLANKAPWPƐ (ATƆPW)</text:span>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NKONYA</text:p>
          </table:table-cell>
          <table:table-cell table:style-name="Table2.A2" office:value-type="string">
            <text:p text:style-name="P4">NOTES/ASƲN BAMBA</text:p>
          </table:table-cell>
          <table:table-cell table:style-name="Table2.C2" office:value-type="string">
            <text:p text:style-name="P4">ENGLISH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pakpa <text:s/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kpit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Kpitab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plant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bon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bw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>Aplanf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bwa wɔɔ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bwa kpʋkpʋ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bonw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Obonnfʋo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bwanfuo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sɩtsi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Ɩnayi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lankapwɛ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lankad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lankakpita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lankatɔ 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lankabil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Ɔlanka ogyabun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NDƆTƆ/PƲTUTƆATƆ ƖKWƖ</text:p>
          </table:table-cell>
          <table:table-cell table:style-name="Table2.C2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NKONYA</text:p>
          </table:table-cell>
          <table:table-cell table:style-name="Table3.A1" office:value-type="string">
            <text:p text:style-name="P4">NOTES/ASƲN BAMBA</text:p>
          </table:table-cell>
          <table:table-cell table:style-name="Table3.C1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pusɛ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gyatin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gyayibi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>Ngya gyabi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Ogyatinkukʋ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tl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gyawunʋ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gbogblo/mbrɛti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Mpʋna (2*4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fita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Mpʋ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f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fabinfabi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yie ,Iyee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togyihɛ ,aye-eee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yiabi ,aye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t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12"/><text:span text:style-name="T6">KAƖ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</text:p>
          </table:table-cell>
          <table:table-cell table:style-name="Table3.A2" office:value-type="string">
            <text:p text:style-name="P4">NOTES/ASƲN BAMBA</text:p>
          </table:table-cell>
          <table:table-cell table:style-name="Table3.C2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ɩtɔ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>Ɔnɔtɔ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ʋn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ʋn nwʋn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tam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nɔ / awɔlʋ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2"/></text:p>
            <text:p text:style-name="Table_20_Contents"/>
            <text:p text:style-name="Table_20_Contents"><text:soft-page-break/><text:s text:c="6"/><text:span text:style-name="T6">TSWII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</text:p>
          </table:table-cell>
          <table:table-cell table:style-name="Table3.A2" office:value-type="string">
            <text:p text:style-name="P4">NOTES / ASƲN BAMBA</text:p>
          </table:table-cell>
          <table:table-cell table:style-name="Table3.C2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Oyi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h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kp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12"/><text:span text:style-name="T6">KPLA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</text:p>
          </table:table-cell>
          <table:table-cell table:style-name="Table3.A2" office:value-type="string">
            <text:p text:style-name="P4">NOTES / ASƲN BAMBA </text:p>
          </table:table-cell>
          <table:table-cell table:style-name="Table3.C2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>Opʋtsʋtɔ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kp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kp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yankpʋs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h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pi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Fɛyɩ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ʋn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Obuɔnɔtati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7"/><text:span text:style-name="T7"><text:s text:c="4"/></text:span><text:span text:style-name="T6">PLA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</text:p>
          </table:table-cell>
          <table:table-cell table:style-name="Table3.A2" office:value-type="string">
            <text:p text:style-name="P4">NOTES / ASƲN BAMBA</text:p>
          </table:table-cell>
          <table:table-cell table:style-name="Table3.C2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klun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Fufu </text:p>
          </table:table-cell>
          <table:table-cell table:style-name="Table3.A2" office:value-type="string">
            <text:p text:style-name="Table_20_Contents"><text:span text:style-name="T6"/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Tsala 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>
          <table:table-cell table:style-name="Table3.A2" office:value-type="string">
            <text:p text:style-name="Table_20_Contents">Nfuo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ʋntɔ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pan text:style-name="T3"><text:s text:c="14"/></text:span><text:span text:style-name="T6">DA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13"/><text:span text:style-name="T5"><text:s/>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</text:p>
          </table:table-cell>
          <table:table-cell table:style-name="Table3.A2" office:value-type="string">
            <text:p text:style-name="P4">NOTES / ASƲN BAMBA</text:p>
          </table:table-cell>
          <table:table-cell table:style-name="Table3.C2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gyo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Ikpun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wulɔ </text:p>
          </table:table-cell>
          <table:table-cell table:style-name="Table3.A2" office:value-type="string">
            <text:p text:style-name="Table_20_Contents"><text:span text:style-name="T6"/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la </text:p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4"/>
          </table:table-cell>
        </table:table-row>
        <table:table-row table:style-name="Table3.122">
          <table:table-cell table:style-name="Table3.A2" office:value-type="string">
            <text:p text:style-name="Table_20_Contents">Imɔ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Wʋdɩ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Ɩwɩsʋ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Ɩpan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Ɩm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12"/><text:span text:style-name="T6">WƲLI 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</text:p>
          </table:table-cell>
          <table:table-cell table:style-name="Table3.A2" office:value-type="string">
            <text:p text:style-name="P4">NOTES / ASƲN BAMBA</text:p>
          </table:table-cell>
          <table:table-cell table:style-name="Table3.C2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towulihɛ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tsu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13"/><text:span text:style-name="T6">KPITA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</text:p>
          </table:table-cell>
          <table:table-cell table:style-name="Table3.A2" office:value-type="string">
            <text:p text:style-name="P4">NOTES /ASƲN BAMBA</text:p>
          </table:table-cell>
          <table:table-cell table:style-name="Table3.C2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swɩ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haɩwɩ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bɛ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tɔfwɩhe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Ɩts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lɔ (tɔnkɔ)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nɔasɩtɔnk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6"/><text:span text:style-name="T6"><text:s/>TSALA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</text:p>
          </table:table-cell>
          <table:table-cell table:style-name="Table3.A2" office:value-type="string">
            <text:p text:style-name="P4">NOTES ASƲN BAMBA</text:p>
          </table:table-cell>
          <table:table-cell table:style-name="Table3.C2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Tsala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Ɩbi fed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/>Ɩbi putsala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ha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ʋn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13"/><text:span text:style-name="T5"><text:s/></text:span><text:span text:style-name="T6">KƆNKƖ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</text:p>
          </table:table-cell>
          <table:table-cell table:style-name="Table3.A2" office:value-type="string">
            <text:p text:style-name="P4">NOTES / ASƲN BAMBA</text:p>
          </table:table-cell>
          <table:table-cell table:style-name="Table3.C2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mandiɛ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h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togyihɛ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t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8"/><text:span text:style-name="T7"><text:s text:c="2"/></text:span><text:span text:style-name="T6">TSRAYƖ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</text:p>
          </table:table-cell>
          <table:table-cell table:style-name="Table3.A2" office:value-type="string">
            <text:p text:style-name="P4">NOTES / ASƲN BAMBA</text:p>
          </table:table-cell>
          <table:table-cell table:style-name="Table3.C2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Oputsʋ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Ɩlɔ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ha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10"/><text:span text:style-name="T6">KPƐKPƐƐ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 </text:p>
          </table:table-cell>
          <table:table-cell table:style-name="Table3.A2" office:value-type="string">
            <text:p text:style-name="P4">NOTES / ASƲN BAMBA</text:p>
          </table:table-cell>
          <table:table-cell table:style-name="Table3.C2" office:value-type="string">
            <text:p text:style-name="P4">ENGLISH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kpɛkpɛɛ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Table_20_Contents">Atɔkpɛkpɛɛh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tɔ kpɛkpɛɛ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gya kpɛkpɛɛ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gyayibi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Kɔb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togyihɛ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Mpʋ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<text:s text:c="6"/><text:span text:style-name="T7"><text:s text:c="7"/></text:span><text:span text:style-name="T6">GYO</text:span><text:span text:style-name="T7"> 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">NKONYA</text:p>
          </table:table-cell>
          <table:table-cell table:style-name="Table3.A2" office:value-type="string">
            <text:p text:style-name="P4">NOTES / ASƲN BAMBA</text:p>
          </table:table-cell>
          <table:table-cell table:style-name="Table3.C2" office:value-type="string">
            <text:p text:style-name="P4">ENGLISH</text:p>
          </table:table-cell>
        </table:table-row>
        <text:soft-page-break/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Ntsʋ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Ɔha 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C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<text:s text:c="12"/><text:span text:style-name="T6">KLE</text:span>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>NKONYA</text:p>
          </table:table-cell>
          <table:table-cell table:style-name="Table4.A2" office:value-type="string">
            <text:p text:style-name="P4">NOTES / ASƲN BAMBA</text:p>
          </table:table-cell>
          <table:table-cell table:style-name="Table4.C2" office:value-type="string">
            <text:p text:style-name="P4">ENGLISH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Ngya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tsɩ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h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<text:s text:c="8"/><text:span text:style-name="T6">KPƆTƖ</text:span>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>NKONYA</text:p>
          </table:table-cell>
          <table:table-cell table:style-name="Table4.A2" office:value-type="string">
            <text:p text:style-name="P4">NOTES ASƲN BAMBA</text:p>
          </table:table-cell>
          <table:table-cell table:style-name="Table4.C2" office:value-type="string">
            <text:p text:style-name="P4">ENGLISH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Mpulʋ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kpin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Nyiab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<text:s text:c="12"/><text:span text:style-name="T7"><text:s/></text:span><text:span text:style-name="T6">GYƆYI</text:span>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>NKONYA</text:p>
          </table:table-cell>
          <table:table-cell table:style-name="Table4.A2" office:value-type="string">
            <text:p text:style-name="P4">NOTES / ASƲN BAMBA</text:p>
          </table:table-cell>
          <table:table-cell table:style-name="Table4.C2" office:value-type="string">
            <text:p text:style-name="P4">ENGLISH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Tɔnsɩ</text:p>
          </table:table-cell>
          <table:table-cell table:style-name="Table4.A2" office:value-type="string">
            <text:p text:style-name="Table_20_Contents">Tonsɩ gyɔyɛ nkɔmbɔgy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Kwadʋ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bɛ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Nkɩsɛ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<text:s text:c="7"/><text:span text:style-name="T6"><text:s/>KPLƆYI</text:span>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>NKONYA</text:p>
          </table:table-cell>
          <table:table-cell table:style-name="Table4.A2" office:value-type="string">
            <text:p text:style-name="P4">NOTES / ASƲN BAMBA</text:p>
          </table:table-cell>
          <table:table-cell table:style-name="Table4.C2" office:value-type="string">
            <text:p text:style-name="P4">ENGLISH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Mankani akawʋ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gyokpobi m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gyokpobi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yʋluu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<text:s text:c="10"/><text:span text:style-name="T7"><text:s/></text:span><text:span text:style-name="T6">PIYƐYƐ</text:span>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>NKONYA</text:p>
          </table:table-cell>
          <table:table-cell table:style-name="Table4.A2" office:value-type="string">
            <text:p text:style-name="P4">NOTES / ASƲNM BAMBA</text:p>
          </table:table-cell>
          <table:table-cell table:style-name="Table4.C2" office:value-type="string">
            <text:p text:style-name="P4">ENGLISH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biapu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haɩwɩ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4">TƆA TƆ A BUTENYA ƆFƐ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biapu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tswi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Piapi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toto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Dʋndʋn (ɩpɩ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Poli,polida</text:p>
          </table:table-cell>
          <table:table-cell table:style-name="Table4.A2" office:value-type="string">
            <text:p text:style-name="Table_20_Contents">(fada pɩtɛ poli)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Fla pɛpɛ</text:p>
          </table:table-cell>
          <table:table-cell table:style-name="Table4.A2" office:value-type="string">
            <text:p text:style-name="Table_20_Contents">(fada ɔmilanyi)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Sawʋn atʋfɔ fla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kiki bwi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>Klamat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4.156"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  <text:p text:style-name="Table_20_Contents"><text:s text:c="4"/><text:span text:style-name="T7"><text:s text:c="2"/></text:span><text:span text:style-name="T6">TATI <text:s text:c="2"/>ƖLƲ</text:span>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puli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pulitswɩɩ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fɛ lɛ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fɛ d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fɛ lʋ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fɛ pɩyɛɩ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>Ɔfɛ ki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kɛ́kɛ <text:s text:c="2"/>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krada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Kpak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Kpaka anʋ(kaba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nwʋnsʋ klɛ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Kpaka asienɔ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Kpaka kwe (ayasɩ klɛ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Ɩkpʋn (da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kɔlɩɩ (da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satu (da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>Efsikpotɔ</text:p>
          </table:table-cell>
          <table:table-cell table:style-name="Table4.A2" office:value-type="string">
            <text:p text:style-name="P4"/>
          </table:table-cell>
          <table:table-cell table:style-name="Table4.C2" office:value-type="string">
            <text:p text:style-name="P4"/>
          </table:table-cell>
        </table:table-row>
        <table:table-row>
          <table:table-cell table:style-name="Table4.A2" office:value-type="string">
            <text:p text:style-name="Table_20_Contents">Ɩtun </text:p>
          </table:table-cell>
          <table:table-cell table:style-name="Table4.A2" office:value-type="string">
            <text:p text:style-name="Table_20_Contents">Yasʋ ɩtʋn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Ɩsʋ (wolɩ) kat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Ɩbɩtɔ atinbi </text:p>
          </table:table-cell>
          <table:table-cell table:style-name="Table4.A2" office:value-type="string">
            <text:p text:style-name="Table_20_Contents">Kpantsaatinbi (asɩtɔ)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srebi sinɛpʋ</text:p>
          </table:table-cell>
          <table:table-cell table:style-name="Table4.A2" office:value-type="string">
            <text:p text:style-name="Table_20_Contents">Osrebi ɔkati (ɛkabi)</text:p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>Nambi sɩnɛpʋ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Nyɔsɩ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Sasɩ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Tɩahɛ (tɩaka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Nsibi okoklobitɔ (ekoklopon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Mua kpʋn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sʋkpɩ kpʋn (ɛsʋkpɩ kpon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Ɛmɛ <text:s/></text:p>
          </table:table-cell>
          <table:table-cell table:style-name="Table4.A2" office:value-type="string">
            <text:p text:style-name="Table_20_Contents">ɩpʋ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mɛ </text:p>
          </table:table-cell>
          <table:table-cell table:style-name="Table4.A2" office:value-type="string">
            <text:p text:style-name="Table_20_Contents">Npʋmi 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yintɔ </text:p>
          </table:table-cell>
          <table:table-cell table:style-name="Table4.A2" office:value-type="string">
            <text:p text:style-name="Table_20_Contents">Ɔtsɩ wɩntsʋ 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Tʋtʋtɔ apoli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tsingbon (etsingbots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uyi </text:p>
          </table:table-cell>
          <table:table-cell table:style-name="Table4.A2" office:value-type="string">
            <text:p text:style-name="Table_20_Contents">Dʋnats ,wɩatɔ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Npʋɩ </text:p>
          </table:table-cell>
          <table:table-cell table:style-name="Table4.A2" office:value-type="string">
            <text:p text:style-name="Table_20_Contents">Npietɔnyi 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Ɛbalikpo </text:p>
          </table:table-cell>
          <table:table-cell table:style-name="Table4.A2" office:value-type="string">
            <text:p text:style-name="Table_20_Contents">Npʋɩ ɔwakpa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tomambi tɔ mbɔ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fʋntre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titi (not etitri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<text:s/></text:p>
          </table:table-cell>
          <table:table-cell table:style-name="Table4.A2" office:value-type="string">
            <text:p text:style-name="P4"><text:s text:c="11"/><text:span text:style-name="T5">BULƲ ADA</text:span></text:p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4.204">
          <table:table-cell table:style-name="Table4.A2" office:value-type="string">
            <text:p text:style-name="P4">NKONYA </text:p>
          </table:table-cell>
          <table:table-cell table:style-name="Table4.A2" office:value-type="string">
            <text:p text:style-name="P4">NOTES / ASƲN BAMBA</text:p>
          </table:table-cell>
          <table:table-cell table:style-name="Table4.C2" office:value-type="string">
            <text:p text:style-name="P4">ENGLISH</text:p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kpʋnkpʋ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lɛbapʋ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Ibw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Nana lamb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Nya mutanayinsɩ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kɩɔɩʋ ɔkɩasɩ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gubɛ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gyankpa ogyaɛ ma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kpɛ bʋdɛsʋ-ɔba bʋdɛsʋ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sʋ asɩ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<text:s text:c="17"/><text:span text:style-name="T3"><text:s text:c="2"/></text:span><text:span text:style-name="T6">NTƲO</text:span>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>NKONYA</text:p>
          </table:table-cell>
          <table:table-cell table:style-name="Table4.A2" office:value-type="string">
            <text:p text:style-name="P4">NOTERS / ASƲN BAMBA</text:p>
          </table:table-cell>
          <table:table-cell table:style-name="Table4.C2" office:value-type="string">
            <text:p text:style-name="P4">ENGLISH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mimlanw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nyab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Pilan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fal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pilanpʋ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Sɛsɛ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Ɩsatin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Ɩsatin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Bʋl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Ekoko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lada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fabie <text:s text:c="3"/>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faw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lɛpɛbwatɔ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datɔtin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tin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ffam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flamabw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dant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>Etenia / otenti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Mpinis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Tswaribuwɔ </text:p>
          </table:table-cell>
          <table:table-cell table:style-name="Table4.A2" office:value-type="string">
            <text:p text:style-name="Table_20_Contents">Ɔtswɩkpa, ɔdɩkpa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Singhlib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Dɔblɩb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prɩm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Gadɩgɔn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tʋatin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bununw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tapʋ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tapʋyanb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wʋnfapʋ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Wʋnfakɩɩ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Ɛ/ɔkapʋ awie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Ɛ/ɔkapʋ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kjkapʋ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faogyadɩnk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tabay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talarn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Gufuɩlan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Mɩmlahɛ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oomʋnl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>Ominlananw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yab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nfib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nyab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<text:span text:style-name="T1"><text:s text:c="12"/></text:span><text:span text:style-name="T3"><text:s text:c="3"/></text:span><text:span text:style-name="T6">AKƆTƆ</text:span>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4">NKONYA</text:p>
          </table:table-cell>
          <table:table-cell table:style-name="Table4.A2" office:value-type="string">
            <text:p text:style-name="P4">NOTES / ASƲN BAMBA</text:p>
          </table:table-cell>
          <table:table-cell table:style-name="Table4.C2" office:value-type="string">
            <text:p text:style-name="P4">ENGLISH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Nkrʋwa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Otʋ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dʋ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bw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ɩan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Mpʋs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Ɛkwʋn / ɔkwɩn</text:p>
          </table:table-cell>
          <table:table-cell table:style-name="Table4.A2" office:value-type="string">
            <text:p text:style-name="Table_20_Contents">Ɛkwɩnsʋ iyie ahandɛ bʋtamawɩ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Katɛ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Ɩlantɔ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f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sʋm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f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sʋm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Sʋm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ext:soft-page-break/>
        <table:table-row>
          <table:table-cell table:style-name="Table4.A2" office:value-type="string">
            <text:p text:style-name="Table_20_Contents">Afla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Mpob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Kʋkʋ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Kʋtupa (akpipʋkkɛ)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P2"><text:s text:c="2"/></text:p>
          </table:table-cell>
        </table:table-row>
        <table:table-row>
          <table:table-cell table:style-name="Table4.A2" office:value-type="string">
            <text:p text:style-name="Table_20_Contents">Ɔfle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flɛtɔ ɔdayi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Ɔblakwɛ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Rɔba </text:p>
          </table:table-cell>
          <table:table-cell table:style-name="Table4.A2" office:value-type="string">
            <text:p text:style-name="Table_20_Contents"><text:s text:c="9"/></text:p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Abwi </text:p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Otʋa </text:p>
          </table:table-cell>
          <table:table-cell table:style-name="Table5.A1" office:value-type="string">
            <text:p text:style-name="Table_20_Contents"/>
          </table:table-cell>
          <table:table-cell table:style-name="Table5.C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Ɛkpan 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Ɩta </text:p>
          </table:table-cell>
          <table:table-cell table:style-name="Table5.A2" office:value-type="string">
            <text:p text:style-name="Table_20_Contents">Ɩta bʋ ɔlɩɩ,tantʋa bu ɔkn fotswɩ ɩtamayɔ <text:s/>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Ɔbin </text:p>
          </table:table-cell>
          <table:table-cell table:style-name="Table5.A2" office:value-type="string">
            <text:p text:style-name="Table_20_Contents">Ɔbɩn <text:s/>kɩ fʋa,butamablɩ bɛɛ ɩkɩ ɔkʋlwtɔ</text:p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Edodobi / ododobi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Ɔbalihia 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ɛkontiba / okontiba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kpankogyo 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Bɔyɩn 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Dɔyɩn 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Ofunfɛ 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ext:soft-page-break/>
        <table:table-row>
          <table:table-cell table:style-name="Table5.A2" office:value-type="string">
            <text:p text:style-name="Table_20_Contents">Ofunfɛtɔ ɩbwi</text:p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C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s text:c="6"/><text:span text:style-name="T3"><text:s text:c="2"/></text:span><text:span text:style-name="T6">ƖKPƲ ADA</text:span>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">NKONYA</text:p>
          </table:table-cell>
          <table:table-cell table:style-name="Table6.A2" office:value-type="string">
            <text:p text:style-name="P4">NOTES / ASƲN BAMBA</text:p>
          </table:table-cell>
          <table:table-cell table:style-name="Table6.C2" office:value-type="string">
            <text:p text:style-name="P4">ENGKISH</text:p>
          </table:table-cell>
        </table:table-row>
        <table:table-row>
          <table:table-cell table:style-name="Table6.A2" office:value-type="string">
            <text:p text:style-name="Table_20_Contents">Nan sia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Ɔtsamb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Kpakplawʋs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Kʋkʋkpayint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Ibw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Ɔkpatat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Ɔlamb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Otonsʋo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Oyi kpɔnkpɔntɩ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Ɔsʋbatrɛ asɩbatrɛ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ext:soft-page-break/>
        <table:table-row>
          <table:table-cell table:style-name="Table6.A2" office:value-type="string">
            <text:p text:style-name="Table_20_Contents">Sasrabore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Nyan kpʋdʋd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Nana gyogbe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Ɔtɛtrɛnt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Etikpet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Kʋli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batin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mpʋs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Ebʋnkpb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Kpey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Patikʋy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Gyelegye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Ogʋasɩb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Ebʋsʋnts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Pita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mʋmʋ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Nyamutanyins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Ɛlɛlab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Siaebunbw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Otsuplimb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ɛlankatinpɛpɛ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Tɔmelɔn ame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ext:soft-page-break/>
        <table:table-row>
          <table:table-cell table:style-name="Table6.A2" office:value-type="string">
            <text:p text:style-name="Table_20_Contents">Mpute ebwibi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lasa eburibi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basaw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lentsʋ owunyants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Owunyants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Ndaansɩn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Okimant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Ɛlɛlab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Sia ebunbwi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Otonsʋo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Ɔbɔnbɔf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Sankʋok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Fant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Obʋnbwi kɔntɔnklɔn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Nfʋobɔbw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kwasidede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Ofuliebʋnbw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ext:soft-page-break/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s text:c="12"/><text:span text:style-name="T7"><text:s/></text:span><text:span text:style-name="T6">ACTION</text:span>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">NKONYA</text:p>
          </table:table-cell>
          <table:table-cell table:style-name="Table6.A2" office:value-type="string">
            <text:p text:style-name="P4">NOTES / ASƲN BAMBA</text:p>
          </table:table-cell>
          <table:table-cell table:style-name="Table6.C2" office:value-type="string">
            <text:p text:style-name="P4"><text:s text:c="6"/>ENGLISH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Fɛ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Break palm kennel</text:p>
          </table:table-cell>
        </table:table-row>
        <table:table-row>
          <table:table-cell table:style-name="Table6.A2" office:value-type="string">
            <text:p text:style-name="Table_20_Contents">F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o remove corn from the stic</text:p>
          </table:table-cell>
        </table:table-row>
        <text:soft-page-break/>
        <table:table-row>
          <table:table-cell table:style-name="Table6.A2" office:value-type="string">
            <text:p text:style-name="Table_20_Contents">F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Like / resamble </text:p>
          </table:table-cell>
        </table:table-row>
        <table:table-row>
          <table:table-cell table:style-name="Table6.A2" office:value-type="string">
            <text:p text:style-name="Table_20_Contents">Ful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Fly </text:p>
          </table:table-cell>
        </table:table-row>
        <table:table-row>
          <table:table-cell table:style-name="Table6.A2" office:value-type="string">
            <text:p text:style-name="Table_20_Contents">Ful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White </text:p>
          </table:table-cell>
        </table:table-row>
        <table:table-row>
          <table:table-cell table:style-name="Table6.A2" office:value-type="string">
            <text:p text:style-name="Table_20_Contents">Fʋl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redit </text:p>
          </table:table-cell>
        </table:table-row>
        <table:table-row>
          <table:table-cell table:style-name="Table6.A2" office:value-type="string">
            <text:p text:style-name="Table_20_Contents">Fɛɛ fɛ</text:p>
          </table:table-cell>
          <table:table-cell table:style-name="Table6.A2" office:value-type="string">
            <text:p text:style-name="Table_20_Contents">Fɛɛ fɛ fɛ kpoli</text:p>
          </table:table-cell>
          <table:table-cell table:style-name="Table6.C2" office:value-type="string">
            <text:p text:style-name="Table_20_Contents">You will </text:p>
          </table:table-cell>
        </table:table-row>
        <table:table-row>
          <table:table-cell table:style-name="Table6.A2" office:value-type="string">
            <text:p text:style-name="Table_20_Contents">Fɛ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All </text:p>
          </table:table-cell>
        </table:table-row>
        <table:table-row>
          <table:table-cell table:style-name="Table6.A2" office:value-type="string">
            <text:p text:style-name="Table_20_Contents">Kʋs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Rise </text:p>
          </table:table-cell>
        </table:table-row>
        <table:table-row>
          <table:table-cell table:style-name="Table6.A2" office:value-type="string">
            <text:p text:style-name="Table_20_Contents">Lɩɩ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tand </text:p>
          </table:table-cell>
        </table:table-row>
        <table:table-row>
          <table:table-cell table:style-name="Table6.A2" office:value-type="string">
            <text:p text:style-name="Table_20_Contents">Ts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ake </text:p>
          </table:table-cell>
        </table:table-row>
        <table:table-row>
          <table:table-cell table:style-name="Table6.A2" office:value-type="string">
            <text:p text:style-name="Table_20_Contents">Kɩ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Look </text:p>
          </table:table-cell>
        </table:table-row>
        <table:table-row>
          <table:table-cell table:style-name="Table6.A2" office:value-type="string">
            <text:p text:style-name="Table_20_Contents">Damlɩ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urn </text:p>
          </table:table-cell>
        </table:table-row>
        <table:table-row>
          <table:table-cell table:style-name="Table6.A2" office:value-type="string">
            <text:p text:style-name="Table_20_Contents">Sʋr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arry eg on head </text:p>
          </table:table-cell>
        </table:table-row>
        <table:table-row>
          <table:table-cell table:style-name="Table6.A2" office:value-type="string">
            <text:p text:style-name="Table_20_Contents">Wʋn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Wave </text:p>
          </table:table-cell>
        </table:table-row>
        <table:table-row>
          <table:table-cell table:style-name="Table6.A2" office:value-type="string">
            <text:p text:style-name="Table_20_Contents">Fink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Open </text:p>
          </table:table-cell>
        </table:table-row>
        <table:table-row>
          <table:table-cell table:style-name="Table6.A2" office:value-type="string">
            <text:p text:style-name="Table_20_Contents">Fin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lose / shut </text:p>
          </table:table-cell>
        </table:table-row>
        <table:table-row>
          <table:table-cell table:style-name="Table6.A2" office:value-type="string">
            <text:p text:style-name="Table_20_Contents">Wʋt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Push </text:p>
          </table:table-cell>
        </table:table-row>
        <table:table-row>
          <table:table-cell table:style-name="Table6.A2" office:value-type="string">
            <text:p text:style-name="Table_20_Contents">Wʋtad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Push down </text:p>
          </table:table-cell>
        </table:table-row>
        <table:table-row>
          <table:table-cell table:style-name="Table6.A2" office:value-type="string">
            <text:p text:style-name="Table_20_Contents">Tsits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lean </text:p>
          </table:table-cell>
        </table:table-row>
        <table:table-row>
          <table:table-cell table:style-name="Table6.A2" office:value-type="string">
            <text:p text:style-name="Table_20_Contents">Bw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Do </text:p>
          </table:table-cell>
        </table:table-row>
        <table:table-row>
          <table:table-cell table:style-name="Table6.A2" office:value-type="string">
            <text:p text:style-name="Table_20_Contents">Fwɩ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Wash </text:p>
          </table:table-cell>
        </table:table-row>
        <table:table-row>
          <table:table-cell table:style-name="Table6.A2" office:value-type="string">
            <text:p text:style-name="Table_20_Contents">Yinme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quize </text:p>
          </table:table-cell>
        </table:table-row>
        <table:table-row>
          <table:table-cell table:style-name="Table6.A2" office:value-type="string">
            <text:p text:style-name="Table_20_Contents">Kplʋn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hout </text:p>
          </table:table-cell>
        </table:table-row>
        <text:soft-page-break/>
        <table:table-row>
          <table:table-cell table:style-name="Table6.A2" office:value-type="string">
            <text:p text:style-name="Table_20_Contents">Tɔɩ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alk </text:p>
          </table:table-cell>
        </table:table-row>
        <table:table-row>
          <table:table-cell table:style-name="Table6.A2" office:value-type="string">
            <text:p text:style-name="Table_20_Contents">S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ry </text:p>
          </table:table-cell>
        </table:table-row>
        <table:table-row>
          <table:table-cell table:style-name="Table6.A2" office:value-type="string">
            <text:p text:style-name="Table_20_Contents">Kp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Gather </text:p>
          </table:table-cell>
        </table:table-row>
        <table:table-row>
          <table:table-cell table:style-name="Table6.A2" office:value-type="string">
            <text:p text:style-name="Table_20_Contents">Wɔlɩ (1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raw </text:p>
          </table:table-cell>
        </table:table-row>
        <table:table-row>
          <table:table-cell table:style-name="Table6.A2" office:value-type="string">
            <text:p text:style-name="Table_20_Contents">Gyonk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quart </text:p>
          </table:table-cell>
        </table:table-row>
        <table:table-row>
          <table:table-cell table:style-name="Table6.A2" office:value-type="string">
            <text:p text:style-name="Table_20_Contents">Fɛ (1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ell </text:p>
          </table:table-cell>
        </table:table-row>
        <table:table-row>
          <table:table-cell table:style-name="Table6.A2" office:value-type="string">
            <text:p text:style-name="Table_20_Contents">Wɔlɩ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cratch </text:p>
          </table:table-cell>
        </table:table-row>
        <table:table-row>
          <table:table-cell table:style-name="Table6.A2" office:value-type="string">
            <text:p text:style-name="Table_20_Contents">Bun (1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Bow </text:p>
          </table:table-cell>
        </table:table-row>
        <table:table-row>
          <table:table-cell table:style-name="Table6.A2" office:value-type="string">
            <text:p text:style-name="Table_20_Contents">Bun (2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over </text:p>
          </table:table-cell>
        </table:table-row>
        <table:table-row>
          <table:table-cell table:style-name="Table6.A2" office:value-type="string">
            <text:p text:style-name="Table_20_Contents">Bun (3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Nʋrse </text:p>
          </table:table-cell>
        </table:table-row>
        <table:table-row>
          <table:table-cell table:style-name="Table6.A2" office:value-type="string">
            <text:p text:style-name="Table_20_Contents">Kpol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all </text:p>
          </table:table-cell>
        </table:table-row>
        <table:table-row>
          <table:table-cell table:style-name="Table6.A2" office:value-type="string">
            <text:p text:style-name="Table_20_Contents">Kpol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orn </text:p>
          </table:table-cell>
        </table:table-row>
        <table:table-row>
          <table:table-cell table:style-name="Table6.A2" office:value-type="string">
            <text:p text:style-name="Table_20_Contents">Tswɩ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hrow </text:p>
          </table:table-cell>
        </table:table-row>
        <table:table-row>
          <table:table-cell table:style-name="Table6.A2" office:value-type="string">
            <text:p text:style-name="Table_20_Contents">Kunt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Fold </text:p>
          </table:table-cell>
        </table:table-row>
        <table:table-row>
          <table:table-cell table:style-name="Table6.A2" office:value-type="string">
            <text:p text:style-name="Table_20_Contents">Kpɩnkɩ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hake </text:p>
          </table:table-cell>
        </table:table-row>
        <table:table-row>
          <table:table-cell table:style-name="Table6.A2" office:value-type="string">
            <text:p text:style-name="Table_20_Contents">Tsits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Wipe 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s text:c="6"/><text:span text:style-name="T6">TEARTURE</text:span></text:p>
          </table:table-cell>
          <table:table-cell table:style-name="Table6.C2" office:value-type="string">
            <text:p text:style-name="Table_20_Contents"/>
          </table:table-cell>
        </table:table-row>
        <text:soft-page-break/>
        <table:table-row>
          <table:table-cell table:style-name="Table6.A2" office:value-type="string">
            <text:p text:style-name="P4"><text:s text:c="3"/>NKONYA</text:p>
          </table:table-cell>
          <table:table-cell table:style-name="Table6.A2" office:value-type="string">
            <text:p text:style-name="P4">NOTES / ASƲN BAMBA</text:p>
          </table:table-cell>
          <table:table-cell table:style-name="Table6.C2" office:value-type="string">
            <text:p text:style-name="P4"><text:s text:c="2"/>ENGLISH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lɔblɔ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oft </text:p>
          </table:table-cell>
        </table:table-row>
        <table:table-row>
          <table:table-cell table:style-name="Table6.A2" office:value-type="string">
            <text:p text:style-name="Table_20_Contents">Kpikpitikpi </text:p>
          </table:table-cell>
          <table:table-cell table:style-name="Table6.A2" office:value-type="string">
            <text:p text:style-name="Table_20_Contents">It is used for clothes eg blanket</text:p>
          </table:table-cell>
          <table:table-cell table:style-name="Table6.C2" office:value-type="string">
            <text:p text:style-name="Table_20_Contents">Very strong</text:p>
          </table:table-cell>
        </table:table-row>
        <table:table-row>
          <table:table-cell table:style-name="Table6.A2" office:value-type="string">
            <text:p text:style-name="Table_20_Contents">Kpekplekpe </text:p>
          </table:table-cell>
          <table:table-cell table:style-name="Table6.A2" office:value-type="string">
            <text:p text:style-name="Table_20_Contents">Like liadness of stone or tree</text:p>
          </table:table-cell>
          <table:table-cell table:style-name="Table6.C2" office:value-type="string">
            <text:p text:style-name="Table_20_Contents">Very hard </text:p>
          </table:table-cell>
        </table:table-row>
        <table:table-row>
          <table:table-cell table:style-name="Table6.A2" office:value-type="string">
            <text:p text:style-name="Table_20_Contents">Kpikplikpi </text:p>
          </table:table-cell>
          <table:table-cell table:style-name="Table6.A2" office:value-type="string">
            <text:p text:style-name="Table_20_Contents">Use for men and animals </text:p>
          </table:table-cell>
          <table:table-cell table:style-name="Table6.C2" office:value-type="string">
            <text:p text:style-name="Table_20_Contents">Strong </text:p>
          </table:table-cell>
        </table:table-row>
        <table:table-row>
          <table:table-cell table:style-name="Table6.A2" office:value-type="string">
            <text:p text:style-name="Table_20_Contents">Pukupuku </text:p>
          </table:table-cell>
          <table:table-cell table:style-name="Table6.A2" office:value-type="string">
            <text:p text:style-name="Table_20_Contents">Use for powoder things 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Fɩkɔfɩkɔ </text:p>
          </table:table-cell>
          <table:table-cell table:style-name="Table6.A2" office:value-type="string">
            <text:p text:style-name="Table_20_Contents">Ɩlapɩn fɔkɔfɩkɔ</text:p>
          </table:table-cell>
          <table:table-cell table:style-name="Table6.C2" office:value-type="string">
            <text:p text:style-name="Table_20_Contents">Well grind </text:p>
          </table:table-cell>
        </table:table-row>
        <table:table-row>
          <table:table-cell table:style-name="Table6.A2" office:value-type="string">
            <text:p text:style-name="Table_20_Contents">Mlɛmlɛmlɛ </text:p>
          </table:table-cell>
          <table:table-cell table:style-name="Table6.A2" office:value-type="string">
            <text:p text:style-name="Table_20_Contents">It is used especially for fufu </text:p>
          </table:table-cell>
          <table:table-cell table:style-name="Table6.C2" office:value-type="string">
            <text:p text:style-name="Table_20_Contents">Well pownd</text:p>
          </table:table-cell>
        </table:table-row>
        <table:table-row>
          <table:table-cell table:style-name="Table6.A2" office:value-type="string">
            <text:p text:style-name="Table_20_Contents">Kadii </text:p>
          </table:table-cell>
          <table:table-cell table:style-name="Table6.A2" office:value-type="string">
            <text:p text:style-name="Table_20_Contents">It is used for wax, pomade of oil </text:p>
          </table:table-cell>
          <table:table-cell table:style-name="Table6.C2" office:value-type="string">
            <text:p text:style-name="Table_20_Contents">Stick </text:p>
          </table:table-cell>
        </table:table-row>
        <table:table-row>
          <table:table-cell table:style-name="Table6.A2" office:value-type="string">
            <text:p text:style-name="Table_20_Contents">Nyunɔkpɩɩ </text:p>
          </table:table-cell>
          <table:table-cell table:style-name="Table6.A2" office:value-type="string">
            <text:p text:style-name="Table_20_Contents">It is used when there is much oil in something </text:p>
          </table:table-cell>
          <table:table-cell table:style-name="Table6.C2" office:value-type="string">
            <text:p text:style-name="Table_20_Contents">Oily </text:p>
          </table:table-cell>
        </table:table-row>
        <table:table-row>
          <table:table-cell table:style-name="Table6.A2" office:value-type="string">
            <text:p text:style-name="Table_20_Contents">Pɩsɩɩ / sisrisi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Rough 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ext:soft-page-break/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s text:c="13"/><text:span text:style-name="T7"><text:s text:c="2"/></text:span><text:span text:style-name="T6">LOVE</text:span>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">NKONYA </text:p>
          </table:table-cell>
          <table:table-cell table:style-name="Table6.A2" office:value-type="string">
            <text:p text:style-name="P4">NOTES ASƲN BAMBA</text:p>
          </table:table-cell>
          <table:table-cell table:style-name="Table6.C2" office:value-type="string">
            <text:p text:style-name="P4">ENGLISH 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Ɔdw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weetness </text:p>
          </table:table-cell>
        </table:table-row>
        <table:table-row>
          <table:table-cell table:style-name="Table6.A2" office:value-type="string">
            <text:p text:style-name="Table_20_Contents">Ɔdw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Love </text:p>
          </table:table-cell>
        </table:table-row>
        <table:table-row>
          <table:table-cell table:style-name="Table6.A2" office:value-type="string">
            <text:p text:style-name="Table_20_Contents">Debideb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Very sweet </text:p>
          </table:table-cell>
        </table:table-row>
        <table:table-row>
          <table:table-cell table:style-name="Table6.A2" office:value-type="string">
            <text:p text:style-name="Table_20_Contents">Dɛdɛɛd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weet </text:p>
          </table:table-cell>
        </table:table-row>
        <table:table-row>
          <table:table-cell table:style-name="Table6.A2" office:value-type="string">
            <text:p text:style-name="Table_20_Contents">Pʋta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No tast </text:p>
          </table:table-cell>
        </table:table-row>
        <table:table-row>
          <table:table-cell table:style-name="Table6.A2" office:value-type="string">
            <text:p text:style-name="Table_20_Contents">Nyankpanyankp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aur </text:p>
          </table:table-cell>
        </table:table-row>
        <table:table-row>
          <table:table-cell table:style-name="Table6.A2" office:value-type="string">
            <text:p text:style-name="Table_20_Contents">Kɩtakɩt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Bitter 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ext:soft-page-break/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s text:c="11"/><text:span text:style-name="T6">BIASƲ</text:span>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">NKONYA</text:p>
          </table:table-cell>
          <table:table-cell table:style-name="Table6.A2" office:value-type="string">
            <text:p text:style-name="P4">NOTES / ASƲN BAMBA</text:p>
          </table:table-cell>
          <table:table-cell table:style-name="Table6.C2" office:value-type="string">
            <text:p text:style-name="P4">ENGLISH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IASƲ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Manket place </text:p>
          </table:table-cell>
        </table:table-row>
        <table:table-row>
          <table:table-cell table:style-name="Table6.A2" office:value-type="string">
            <text:p text:style-name="Table_20_Contents">bia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Market </text:p>
          </table:table-cell>
        </table:table-row>
        <table:table-row>
          <table:table-cell table:style-name="Table6.A2" office:value-type="string">
            <text:p text:style-name="Table_20_Contents">Iyietɔ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Meat market </text:p>
          </table:table-cell>
        </table:table-row>
        <table:table-row>
          <table:table-cell table:style-name="Table6.A2" office:value-type="string">
            <text:p text:style-name="Table_20_Contents">Atatitɔ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lothes market </text:p>
          </table:table-cell>
        </table:table-row>
        <table:table-row>
          <table:table-cell table:style-name="Table6.A2" office:value-type="string">
            <text:p text:style-name="Table_20_Contents">Obroniʋraaw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econd hand clothes </text:p>
          </table:table-cell>
        </table:table-row>
        <table:table-row>
          <table:table-cell table:style-name="Table6.A2" office:value-type="string">
            <text:p text:style-name="Table_20_Contents">Obroniwaawʋtɔ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econd hand clothe market <text:s/></text:p>
          </table:table-cell>
        </table:table-row>
        <table:table-row>
          <table:table-cell table:style-name="Table6.A2" office:value-type="string">
            <text:p text:style-name="Table_20_Contents">Waaw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econd hand clothens </text:p>
          </table:table-cell>
        </table:table-row>
        <table:table-row>
          <table:table-cell table:style-name="Table6.A2" office:value-type="string">
            <text:p text:style-name="Table_20_Contents">Kpotokpoto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Different items</text:p>
          </table:table-cell>
        </table:table-row>
        <table:table-row>
          <table:table-cell table:style-name="Table6.A2" office:value-type="string">
            <text:p text:style-name="Table_20_Contents">Kpotokpototɔ </text:p>
          </table:table-cell>
          <table:table-cell table:style-name="Table6.A2" office:value-type="string">
            <text:p text:style-name="Table_20_Contents">Where miɩture of things are sold</text:p>
          </table:table-cell>
          <table:table-cell table:style-name="Table6.C2" office:value-type="string">
            <text:p text:style-name="Table_20_Contents">Market of different items</text:p>
          </table:table-cell>
        </table:table-row>
        <table:table-row>
          <table:table-cell table:style-name="Table6.A2" office:value-type="string">
            <text:p text:style-name="Table_20_Contents">Bialab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ext:soft-page-break/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s text:c="16"/><text:span text:style-name="T6">ACTION</text:span>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">NKONYA</text:p>
          </table:table-cell>
          <table:table-cell table:style-name="Table6.A2" office:value-type="string">
            <text:p text:style-name="P4">NOTES / ASƲN BAMBA</text:p>
          </table:table-cell>
          <table:table-cell table:style-name="Table6.C2" office:value-type="string">
            <text:p text:style-name="P4">ENGLISH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ia(1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Break </text:p>
          </table:table-cell>
        </table:table-row>
        <table:table-row>
          <table:table-cell table:style-name="Table6.A2" office:value-type="string">
            <text:p text:style-name="Table_20_Contents">Bia(2)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Price </text:p>
          </table:table-cell>
        </table:table-row>
        <table:table-row>
          <table:table-cell table:style-name="Table6.A2" office:value-type="string">
            <text:p text:style-name="Table_20_Contents">Lɩn (I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Low price </text:p>
          </table:table-cell>
        </table:table-row>
        <table:table-row>
          <table:table-cell table:style-name="Table6.A2" office:value-type="string">
            <text:p text:style-name="Table_20_Contents">Lɩn (2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Oringinate </text:p>
          </table:table-cell>
        </table:table-row>
        <table:table-row>
          <table:table-cell table:style-name="Table6.A2" office:value-type="string">
            <text:p text:style-name="Table_20_Contents">Lɩn (3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ears coming out from the eyes</text:p>
          </table:table-cell>
        </table:table-row>
        <table:table-row>
          <table:table-cell table:style-name="Table6.A2" office:value-type="string">
            <text:p text:style-name="Table_20_Contents">Lɩn(4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loth is well wash </text:p>
          </table:table-cell>
        </table:table-row>
        <table:table-row>
          <table:table-cell table:style-name="Table6.A2" office:value-type="string">
            <text:p text:style-name="Table_20_Contents">Lɩn(5)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Blood hoozing out </text:p>
          </table:table-cell>
        </table:table-row>
        <table:table-row>
          <table:table-cell table:style-name="Table6.A2" office:value-type="string">
            <text:p text:style-name="Table_20_Contents">Ɩlɩ (1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Volta river </text:p>
          </table:table-cell>
        </table:table-row>
        <table:table-row>
          <table:table-cell table:style-name="Table6.A2" office:value-type="string">
            <text:p text:style-name="Table_20_Contents">Ɩlɩn (2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Big flat wooden plate </text:p>
          </table:table-cell>
        </table:table-row>
        <text:soft-page-break/>
        <table:table-row>
          <table:table-cell table:style-name="Table6.A2" office:value-type="string">
            <text:p text:style-name="Table_20_Contents">Ɩlɩn ɔnɔ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Volta river bank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s/><text:span text:style-name="T6">BLACK SMITH</text:span>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6">NKONYA</text:p>
          </table:table-cell>
          <table:table-cell table:style-name="Table6.A2" office:value-type="string">
            <text:p text:style-name="P6">NOTES ASƲN BAMBA</text:p>
          </table:table-cell>
          <table:table-cell table:style-name="Table6.C2" office:value-type="string">
            <text:p text:style-name="P6">ENGLISH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libw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Anvil </text:p>
          </table:table-cell>
        </table:table-row>
        <table:table-row>
          <table:table-cell table:style-name="Table6.A2" office:value-type="string">
            <text:p text:style-name="Table_20_Contents">Ɔbvat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he pliers used by blacksmith</text:p>
          </table:table-cell>
        </table:table-row>
        <table:table-row>
          <table:table-cell table:style-name="Table6.A2" office:value-type="string">
            <text:p text:style-name="Table_20_Contents">Ade </text:p>
          </table:table-cell>
          <table:table-cell table:style-name="Table6.A2" office:value-type="string">
            <text:p text:style-name="Table_20_Contents">The intsrument used by blacks smith to blow air into fire</text:p>
          </table:table-cell>
          <table:table-cell table:style-name="Table6.C2" office:value-type="string">
            <text:p text:style-name="Table_20_Contents">Black smith fun</text:p>
          </table:table-cell>
        </table:table-row>
        <table:table-row>
          <table:table-cell table:style-name="Table6.A2" office:value-type="string">
            <text:p text:style-name="Table_20_Contents">Ɛkpayibi </text:p>
          </table:table-cell>
          <table:table-cell table:style-name="Table6.A2" office:value-type="string">
            <text:p text:style-name="Table_20_Contents">The intsrument used to remove fire</text:p>
          </table:table-cell>
          <table:table-cell table:style-name="Table6.C2" office:value-type="string">
            <text:p text:style-name="Table_20_Contents">Black smith spade</text:p>
          </table:table-cell>
        </table:table-row>
        <text:soft-page-break/>
        <table:table-row>
          <table:table-cell table:style-name="Table6.A2" office:value-type="string">
            <text:p text:style-name="Table_20_Contents">Ɔkpayibi </text:p>
          </table:table-cell>
          <table:table-cell table:style-name="Table6.A2" office:value-type="string">
            <text:p text:style-name="Table_20_Contents">the Intsrument used to remove fire by blacks <text:s/>smith</text:p>
          </table:table-cell>
          <table:table-cell table:style-name="Table6.C2" office:value-type="string">
            <text:p text:style-name="Table_20_Contents">Black smith spade</text:p>
          </table:table-cell>
        </table:table-row>
        <table:table-row>
          <table:table-cell table:style-name="Table6.A2" office:value-type="string">
            <text:p text:style-name="Table_20_Contents">Abimblifo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Peal of palm fruit</text:p>
          </table:table-cell>
        </table:table-row>
        <table:table-row>
          <table:table-cell table:style-name="Table6.A2" office:value-type="string">
            <text:p text:style-name="Table_20_Contents">Abimblʋfo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Peal of palm fruit</text:p>
          </table:table-cell>
        </table:table-row>
        <table:table-row>
          <table:table-cell table:style-name="Table6.A2" office:value-type="string">
            <text:p text:style-name="Table_20_Contents">Blamb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Forge </text:p>
          </table:table-cell>
        </table:table-row>
        <table:table-row>
          <table:table-cell table:style-name="Table6.A2" office:value-type="string">
            <text:p text:style-name="Table_20_Contents">Sa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aw </text:p>
          </table:table-cell>
        </table:table-row>
        <table:table-row>
          <table:table-cell table:style-name="Table6.A2" office:value-type="string">
            <text:p text:style-name="Table_20_Contents">Daɩ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Hammer 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s text:c="12"/><text:span text:style-name="T6"><text:s/>MARKET</text:span>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">NKONYA</text:p>
          </table:table-cell>
          <table:table-cell table:style-name="Table6.A2" office:value-type="string">
            <text:p text:style-name="P4">NOTES / ASƲN BAMBA</text:p>
          </table:table-cell>
          <table:table-cell table:style-name="Table6.C2" office:value-type="string">
            <text:p text:style-name="P4">ENGLISH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iamɔskʋba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ialal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ext:soft-page-break/>
        <table:table-row>
          <table:table-cell table:style-name="Table6.A2" office:value-type="string">
            <text:p text:style-name="Table_20_Contents">Bialadɩda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ialakpad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ialabwie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ialawie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ialahʋtɩ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Ɩbɩawan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Biasʋbw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Okiep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Giver </text:p>
          </table:table-cell>
        </table:table-row>
        <table:table-row>
          <table:table-cell table:style-name="Table6.A2" office:value-type="string">
            <text:p text:style-name="Table_20_Contents">Ɔbaanpʋ </text:p>
          </table:table-cell>
          <table:table-cell table:style-name="Table6.A2" office:value-type="string">
            <text:p text:style-name="Table_20_Contents">Igyeplɔhɛ tɛlɛ mʋ ɩwɩɔ fɛtɔ</text:p>
          </table:table-cell>
          <table:table-cell table:style-name="Table6.C2" office:value-type="string">
            <text:p text:style-name="Table_20_Contents">Fastner </text:p>
          </table:table-cell>
        </table:table-row>
        <table:table-row>
          <table:table-cell table:style-name="Table6.A2" office:value-type="string">
            <text:p text:style-name="Table_20_Contents">Atɔkie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o give freely </text:p>
          </table:table-cell>
        </table:table-row>
        <table:table-row>
          <table:table-cell table:style-name="Table6.A2" office:value-type="string">
            <text:p text:style-name="Table_20_Contents">Atɔkie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Given thing</text:p>
          </table:table-cell>
        </table:table-row>
        <table:table-row>
          <table:table-cell table:style-name="Table6.A2" office:value-type="string">
            <text:p text:style-name="Table_20_Contents">Atɔbaanhɛ <text:s/>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o put things down in groups for sale </text:p>
          </table:table-cell>
        </table:table-row>
        <table:table-row>
          <table:table-cell table:style-name="Table6.A2" office:value-type="string">
            <text:p text:style-name="Table_20_Contents">Atɔklɩ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ied up things</text:p>
          </table:table-cell>
        </table:table-row>
        <table:table-row>
          <table:table-cell table:style-name="Table6.A2" office:value-type="string">
            <text:p text:style-name="Table_20_Contents">Atɔblɩ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Well cooked</text:p>
          </table:table-cell>
        </table:table-row>
        <table:table-row>
          <table:table-cell table:style-name="Table6.A2" office:value-type="string">
            <text:p text:style-name="Table_20_Contents">Atɔblɩ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haped metal </text:p>
          </table:table-cell>
        </table:table-row>
        <table:table-row>
          <table:table-cell table:style-name="Table6.A2" office:value-type="string">
            <text:p text:style-name="Table_20_Contents">Atɔbah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orned thinfs </text:p>
          </table:table-cell>
        </table:table-row>
        <table:table-row>
          <table:table-cell table:style-name="Table6.A2" office:value-type="string">
            <text:p text:style-name="Table_20_Contents">Atɔfaahɛ </text:p>
          </table:table-cell>
          <table:table-cell table:style-name="Table6.A2" office:value-type="string">
            <text:p text:style-name="Table_20_Contents">It used especialy for fruit </text:p>
          </table:table-cell>
          <table:table-cell table:style-name="Table6.C2" office:value-type="string">
            <text:p text:style-name="Table_20_Contents">Breaked thing</text:p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<text:s text:c="13"/><text:span text:style-name="T6">ACTION</text:span></text:p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4">NKONYA</text:p>
          </table:table-cell>
          <table:table-cell table:style-name="Table6.A2" office:value-type="string">
            <text:p text:style-name="P4">NOTES / ASƲN BAMBA</text:p>
          </table:table-cell>
          <table:table-cell table:style-name="Table6.C2" office:value-type="string">
            <text:p text:style-name="P4">ENGLISH</text:p>
          </table:table-cell>
        </table:table-row>
        <text:soft-page-break/>
        <table:table-row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towun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tɔowunp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tɔgy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Eating </text:p>
          </table:table-cell>
        </table:table-row>
        <table:table-row>
          <table:table-cell table:style-name="Table6.A2" office:value-type="string">
            <text:p text:style-name="Table_20_Contents">Atogyi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Food </text:p>
          </table:table-cell>
        </table:table-row>
        <table:table-row>
          <table:table-cell table:style-name="Table6.A2" office:value-type="string">
            <text:p text:style-name="Table_20_Contents">Atɔogyip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Eater </text:p>
          </table:table-cell>
        </table:table-row>
        <table:table-row>
          <table:table-cell table:style-name="Table6.A2" office:value-type="string">
            <text:p text:style-name="Table_20_Contents">Gyi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Edible </text:p>
          </table:table-cell>
        </table:table-row>
        <table:table-row>
          <table:table-cell table:style-name="Table6.A2" office:value-type="string">
            <text:p text:style-name="Table_20_Contents">Magyi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Non edible </text:p>
          </table:table-cell>
        </table:table-row>
        <table:table-row>
          <table:table-cell table:style-name="Table6.A2" office:value-type="string">
            <text:p text:style-name="Table_20_Contents">Atonu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Drinkable thing</text:p>
          </table:table-cell>
        </table:table-row>
        <table:table-row>
          <table:table-cell table:style-name="Table6.A2" office:value-type="string">
            <text:p text:style-name="Table_20_Contents">Atɔmanuhɛ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Drinking </text:p>
          </table:table-cell>
        </table:table-row>
        <table:table-row>
          <table:table-cell table:style-name="Table6.A2" office:value-type="string">
            <text:p text:style-name="Table_20_Contents">Owu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Not drinkadle</text:p>
          </table:table-cell>
        </table:table-row>
        <table:table-row>
          <table:table-cell table:style-name="Table6.A2" office:value-type="string">
            <text:p text:style-name="Table_20_Contents">Owʋp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Dead </text:p>
          </table:table-cell>
        </table:table-row>
        <table:table-row>
          <table:table-cell table:style-name="Table6.A2" office:value-type="string">
            <text:p text:style-name="Table_20_Contents">Nwʋnwʋhɛ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Dead one </text:p>
          </table:table-cell>
        </table:table-row>
        <table:table-row>
          <table:table-cell table:style-name="Table6.A2" office:value-type="string">
            <text:p text:style-name="Table_20_Contents">Nwʋnowʋp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Block headed </text:p>
          </table:table-cell>
        </table:table-row>
        <table:table-row>
          <table:table-cell table:style-name="Table6.A2" office:value-type="string">
            <text:p text:style-name="Table_20_Contents">Owʋp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Weak minded</text:p>
          </table:table-cell>
        </table:table-row>
        <table:table-row>
          <table:table-cell table:style-name="Table6.A2" office:value-type="string">
            <text:p text:style-name="Table_20_Contents">Kuʋn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Kʋʋ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Powerless </text:p>
          </table:table-cell>
        </table:table-row>
        <table:table-row>
          <table:table-cell table:style-name="Table6.A2" office:value-type="string">
            <text:p text:style-name="Table_20_Contents">Okʋʋp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Powerless thing </text:p>
          </table:table-cell>
        </table:table-row>
        <table:table-row>
          <table:table-cell table:style-name="Table6.A2" office:value-type="string">
            <text:p text:style-name="Table_20_Contents">Atɔwʋn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A person who makes it powerless</text:p>
          </table:table-cell>
        </table:table-row>
        <table:table-row>
          <table:table-cell table:style-name="Table6.A2" office:value-type="string">
            <text:p text:style-name="Table_20_Contents">Atowʋn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Visible / vission</text:p>
          </table:table-cell>
        </table:table-row>
        <table:table-row>
          <table:table-cell table:style-name="Table6.A2" office:value-type="string">
            <text:p text:style-name="Table_20_Contents">Atonʋp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eer </text:p>
          </table:table-cell>
        </table:table-row>
        <text:soft-page-break/>
        <table:table-row>
          <table:table-cell table:style-name="Table6.A2" office:value-type="string">
            <text:p text:style-name="Table_20_Contents">Atɔmanʋ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Not edible</text:p>
          </table:table-cell>
        </table:table-row>
        <table:table-row>
          <table:table-cell table:style-name="Table6.A2" office:value-type="string">
            <text:p text:style-name="Table_20_Contents">Atɔsaʋn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uttring </text:p>
          </table:table-cell>
        </table:table-row>
        <table:table-row>
          <table:table-cell table:style-name="Table6.A2" office:value-type="string">
            <text:p text:style-name="Table_20_Contents">Atɔɔsaʋnp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utter</text:p>
          </table:table-cell>
        </table:table-row>
        <table:table-row>
          <table:table-cell table:style-name="Table6.A2" office:value-type="string">
            <text:p text:style-name="Table_20_Contents">Atɔsaʋnhɩ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utting material</text:p>
          </table:table-cell>
        </table:table-row>
        <table:table-row>
          <table:table-cell table:style-name="Table6.A2" office:value-type="string">
            <text:p text:style-name="Table_20_Contents">Atɔmasan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Non cutting material</text:p>
          </table:table-cell>
        </table:table-row>
        <table:table-row>
          <table:table-cell table:style-name="Table6.A2" office:value-type="string">
            <text:p text:style-name="Table_20_Contents">Atɔsre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arving </text:p>
          </table:table-cell>
        </table:table-row>
        <table:table-row>
          <table:table-cell table:style-name="Table6.A2" office:value-type="string">
            <text:p text:style-name="Table_20_Contents">Sre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arving </text:p>
          </table:table-cell>
        </table:table-row>
        <table:table-row>
          <table:table-cell table:style-name="Table6.A2" office:value-type="string">
            <text:p text:style-name="Table_20_Contents">Atɔsre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arved thing</text:p>
          </table:table-cell>
        </table:table-row>
        <table:table-row>
          <table:table-cell table:style-name="Table6.A2" office:value-type="string">
            <text:p text:style-name="Table_20_Contents">Atɔosrep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Carver </text:p>
          </table:table-cell>
        </table:table-row>
        <table:table-row>
          <table:table-cell table:style-name="Table6.A2" office:value-type="string">
            <text:p text:style-name="Table_20_Contents">Atmasre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Non carved items </text:p>
          </table:table-cell>
        </table:table-row>
        <table:table-row>
          <table:table-cell table:style-name="Table6.A2" office:value-type="string">
            <text:p text:style-name="Table_20_Contents">Atɔkpi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Grating </text:p>
          </table:table-cell>
        </table:table-row>
        <table:table-row>
          <table:table-cell table:style-name="Table6.A2" office:value-type="string">
            <text:p text:style-name="Table_20_Contents">Atɔokpipʋ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Grater </text:p>
          </table:table-cell>
        </table:table-row>
        <table:table-row>
          <table:table-cell table:style-name="Table6.A2" office:value-type="string">
            <text:p text:style-name="Table_20_Contents">Atɔkpi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Grating things </text:p>
          </table:table-cell>
        </table:table-row>
        <table:table-row>
          <table:table-cell table:style-name="Table6.A2" office:value-type="string">
            <text:p text:style-name="Table_20_Contents">Atɔkp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o gether things</text:p>
          </table:table-cell>
        </table:table-row>
        <table:table-row>
          <table:table-cell table:style-name="Table6.A2" office:value-type="string">
            <text:p text:style-name="Table_20_Contents">Atɔkpa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Things tha are gethered </text:p>
          </table:table-cell>
        </table:table-row>
        <table:table-row>
          <table:table-cell table:style-name="Table6.A2" office:value-type="string">
            <text:p text:style-name="Table_20_Contents">Atɔɔkpapʋ <text:s/>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Gathering of things </text:p>
          </table:table-cell>
        </table:table-row>
        <table:table-row>
          <table:table-cell table:style-name="Table6.A2" office:value-type="string">
            <text:p text:style-name="Table_20_Contents">Atɔmakpahɛ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Non gathered things </text:p>
          </table:table-cell>
        </table:table-row>
        <table:table-row>
          <table:table-cell table:style-name="Table6.A2" office:value-type="string">
            <text:p text:style-name="Table_20_Contents">Atɔkpa 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Stipe of your cloth </text:p>
          </table:table-cell>
        </table:table-row>
      </table:table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Contents">Atɔkpa</text:p>
          </table:table-cell>
          <table:table-cell table:style-name="Table7.A1" office:value-type="string">
            <text:p text:style-name="Table_20_Contents"/>
          </table:table-cell>
          <table:table-cell table:style-name="Table7.C1" office:value-type="string">
            <text:p text:style-name="Table_20_Contents">Shave eg hair</text:p>
          </table:table-cell>
        </table:table-row>
        <table:table-row>
          <table:table-cell table:style-name="Table7.A2" office:value-type="string">
            <text:p text:style-name="Table_20_Contents">Igyokpa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Kpa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Kpayi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ext:soft-page-break/>
        <table:table-row>
          <table:table-cell table:style-name="Table7.A2" office:value-type="string">
            <text:p text:style-name="Table_20_Contents">Ɔkpayipʋ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Kpayihɛ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Atɔkpayi (biasʋ)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Ɔkpayipʋ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Ɔkpayiwa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Ɔkpyi ɔwapʋ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Atɔkpɔɩ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Taɩ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Taɩhɛ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Ɔtaɩpʋ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Ɔtaɩkpa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Tsa (bwɛ)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Tsa (ɔha)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Tɛa (ɩl)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Tsa (ɩtɔ)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Tsa (yabipʋtsʋ)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Tsa (danɩɩ)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Ɔtsapʋ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Witsa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Ɔtsakpa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Ɔtsahɛ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ext:soft-page-break/>
        <table:table-row>
          <table:table-cell table:style-name="Table7.A2" office:value-type="string">
            <text:p text:style-name="Table_20_Contents">Owitsapu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Owitsakpa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Pupu <text:s/>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Pupuhɛ </text:p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</table:table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Table_20_Contents"/>
          </table:table-cell>
          <table:table-cell table:style-name="Table8.A1" office:value-type="string">
            <text:p text:style-name="Table_20_Contents"><text:s text:c="21"/><text:span text:style-name="T8">KI</text:span></text:p>
          </table:table-cell>
          <table:table-cell table:style-name="Table8.C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4">NKONYA</text:p>
          </table:table-cell>
          <table:table-cell table:style-name="Table8.A2" office:value-type="string">
            <text:p text:style-name="P4">NOTES / ASƲN BAMBA</text:p>
          </table:table-cell>
          <table:table-cell table:style-name="Table8.C2" office:value-type="string">
            <text:p text:style-name="P4">ENGLISH</text:p>
          </table:table-cell>
        </table:table-row>
        <table:table-row>
          <table:table-cell table:style-name="Table8.A2" office:value-type="string">
            <text:p text:style-name="Table_20_Contents">Ki awulu </text:p>
          </table:table-cell>
          <table:table-cell table:style-name="Table8.A2" office:value-type="string">
            <text:p text:style-name="P7"/>
          </table:table-cell>
          <table:table-cell table:style-name="Table8.C2" office:value-type="string">
            <text:p text:style-name="Table_20_Contents">Room in town</text:p>
          </table:table-cell>
        </table:table-row>
        <table:table-row>
          <table:table-cell table:style-name="Table8.A2" office:value-type="string">
            <text:p text:style-name="Table_20_Contents">Ki ɔfrɛdɛ</text:p>
          </table:table-cell>
          <table:table-cell table:style-name="Table8.A2" office:value-type="string">
            <text:p text:style-name="P4"/>
          </table:table-cell>
          <table:table-cell table:style-name="Table8.C2" office:value-type="string">
            <text:p text:style-name="Table_20_Contents">Spin </text:p>
          </table:table-cell>
        </table:table-row>
        <table:table-row>
          <table:table-cell table:style-name="Table8.A2" office:value-type="string">
            <text:p text:style-name="Table_20_Contents">Ki bomlin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Room around </text:p>
          </table:table-cell>
        </table:table-row>
        <table:table-row>
          <table:table-cell table:style-name="Table8.A2" office:value-type="string">
            <text:p text:style-name="Table_20_Contents">Ki kpɩs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Put aside</text:p>
          </table:table-cell>
        </table:table-row>
        <table:table-row>
          <table:table-cell table:style-name="Table8.A2" office:value-type="string">
            <text:p text:style-name="Table_20_Contents">Ki ɔf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o twist rope</text:p>
          </table:table-cell>
        </table:table-row>
        <table:table-row>
          <table:table-cell table:style-name="Table8.A2" office:value-type="string">
            <text:p text:style-name="Table_20_Contents">Nsibiki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urn the eye</text:p>
          </table:table-cell>
        </table:table-row>
        <table:table-row>
          <table:table-cell table:style-name="Table8.A2" office:value-type="string">
            <text:p text:style-name="Table_20_Contents">Kiki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wist </text:p>
          </table:table-cell>
        </table:table-row>
        <table:table-row>
          <table:table-cell table:style-name="Table8.A2" office:value-type="string">
            <text:p text:style-name="Table_20_Contents">Kiki mlan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wist around</text:p>
          </table:table-cell>
        </table:table-row>
        <table:table-row>
          <table:table-cell table:style-name="Table8.A2" office:value-type="string">
            <text:p text:style-name="Table_20_Contents">Kiki ɔnɔ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wist mouth </text:p>
          </table:table-cell>
        </table:table-row>
        <table:table-row>
          <table:table-cell table:style-name="Table8.A2" office:value-type="string">
            <text:p text:style-name="Table_20_Contents">Kiki asʋ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wist ear </text:p>
          </table:table-cell>
        </table:table-row>
        <table:table-row>
          <table:table-cell table:style-name="Table8.A2" office:value-type="string">
            <text:p text:style-name="Table_20_Contents">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p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kpapu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kpa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Wʋlɔ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Wʋlɔɩ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ext:soft-page-break/>
        <table:table-row>
          <table:table-cell table:style-name="Table8.A2" office:value-type="string">
            <text:p text:style-name="Table_20_Contents">Ɔwʋlɔɩ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wʋlɔɩ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iɛɩn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ɩɛin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mɩɛɩn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mɩɛɩkp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Yɛ </text:p>
          </table:table-cell>
          <table:table-cell table:style-name="Table8.A2" office:value-type="string">
            <text:p text:style-name="Table_20_Contents"><text:s text:c="5"/><text:span text:style-name="T6">ACTION</text:span> 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4">NKONYA</text:p>
          </table:table-cell>
          <table:table-cell table:style-name="Table8.A2" office:value-type="string">
            <text:p text:style-name="P4">NOTES / ASƲN BAMBA</text:p>
          </table:table-cell>
          <table:table-cell table:style-name="Table8.C2" office:value-type="string">
            <text:p text:style-name="P4">ENGLISH</text:p>
          </table:table-cell>
        </table:table-row>
        <table:table-row>
          <table:table-cell table:style-name="Table8.A2" office:value-type="string">
            <text:p text:style-name="Table_20_Contents">Atɔsiɛyi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hings removed from drying line </text:p>
          </table:table-cell>
        </table:table-row>
        <table:table-row>
          <table:table-cell table:style-name="Table8.A2" office:value-type="string">
            <text:p text:style-name="Table_20_Contents">Atɔklɩ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o tiet</text:p>
          </table:table-cell>
        </table:table-row>
        <table:table-row>
          <table:table-cell table:style-name="Table8.A2" office:value-type="string">
            <text:p text:style-name="Table_20_Contents">Atɔsankɩ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o unite</text:p>
          </table:table-cell>
        </table:table-row>
        <table:table-row>
          <table:table-cell table:style-name="Table8.A2" office:value-type="string">
            <text:p text:style-name="Table_20_Contents">Atɔble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o shape an iron</text:p>
          </table:table-cell>
        </table:table-row>
        <table:table-row>
          <table:table-cell table:style-name="Table8.A2" office:value-type="string">
            <text:p text:style-name="Table_20_Contents">Atɔblɩɩ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Well cooked thing</text:p>
          </table:table-cell>
        </table:table-row>
        <table:table-row>
          <table:table-cell table:style-name="Table8.A2" office:value-type="string">
            <text:p text:style-name="Table_20_Contents">Atɔbali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o tear</text:p>
          </table:table-cell>
        </table:table-row>
        <table:table-row>
          <table:table-cell table:style-name="Table8.A2" office:value-type="string">
            <text:p text:style-name="Table_20_Contents">Atɔbaan <text:s/>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o fasten </text:p>
          </table:table-cell>
        </table:table-row>
        <table:table-row>
          <table:table-cell table:style-name="Table8.A2" office:value-type="string">
            <text:p text:style-name="Table_20_Contents">faan <text:s/>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Locking of crab pincers</text:p>
          </table:table-cell>
        </table:table-row>
        <table:table-row>
          <table:table-cell table:style-name="Table8.A2" office:value-type="string">
            <text:p text:style-name="Table_20_Contents">Atɔfafaan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o lock up the pricers of a crab</text:p>
          </table:table-cell>
        </table:table-row>
        <table:table-row>
          <table:table-cell table:style-name="Table8.A2" office:value-type="string">
            <text:p text:style-name="Table_20_Contents">Kie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o give</text:p>
          </table:table-cell>
        </table:table-row>
        <table:table-row>
          <table:table-cell table:style-name="Table8.A2" office:value-type="string">
            <text:p text:style-name="Table_20_Contents">Atɔkie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Give out</text:p>
          </table:table-cell>
        </table:table-row>
        <table:table-row>
          <table:table-cell table:style-name="Table8.A2" office:value-type="string">
            <text:p text:style-name="Table_20_Contents">Atɔblɩɩ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Hot thing</text:p>
          </table:table-cell>
        </table:table-row>
        <text:soft-page-break/>
        <table:table-row>
          <table:table-cell table:style-name="Table8.A2" office:value-type="string">
            <text:p text:style-name="Table_20_Contents">Atɔmakie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Non given</text:p>
          </table:table-cell>
        </table:table-row>
        <table:table-row>
          <table:table-cell table:style-name="Table8.A2" office:value-type="string">
            <text:p text:style-name="Table_20_Contents">Atɔokie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One who gives</text:p>
          </table:table-cell>
        </table:table-row>
        <table:table-row>
          <table:table-cell table:style-name="Table8.A2" office:value-type="string">
            <text:p text:style-name="Table_20_Contents">Atɔonya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Rich person </text:p>
          </table:table-cell>
        </table:table-row>
        <table:table-row>
          <table:table-cell table:style-name="Table8.A2" office:value-type="string">
            <text:p text:style-name="Table_20_Contents">Atɔtr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One who gives </text:p>
          </table:table-cell>
        </table:table-row>
        <table:table-row>
          <table:table-cell table:style-name="Table8.A2" office:value-type="string">
            <text:p text:style-name="Table_20_Contents">Atɔɔtrɛ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line up things</text:p>
          </table:table-cell>
        </table:table-row>
        <table:table-row>
          <table:table-cell table:style-name="Table8.A2" office:value-type="string">
            <text:p text:style-name="Table_20_Contents">Ɔtrɛ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One who line up things</text:p>
          </table:table-cell>
        </table:table-row>
        <table:table-row>
          <table:table-cell table:style-name="Table8.A2" office:value-type="string">
            <text:p text:style-name="Table_20_Contents">Atɔtrɛ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One who quarells</text:p>
          </table:table-cell>
        </table:table-row>
        <table:table-row>
          <table:table-cell table:style-name="Table8.A2" office:value-type="string">
            <text:p text:style-name="Table_20_Contents">Atɔsiɛyɩ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Things been line up</text:p>
          </table:table-cell>
        </table:table-row>
        <table:table-row>
          <table:table-cell table:style-name="Table8.A2" office:value-type="string">
            <text:p text:style-name="Table_20_Contents">Atɔobiɛyyɩ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One who remove things from drying line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<text:s text:c="11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  <text:p text:style-name="P4"/>
            <text:p text:style-name="P4"><text:s/>ACTION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4">NKONYA</text:p>
          </table:table-cell>
          <table:table-cell table:style-name="Table8.A2" office:value-type="string">
            <text:p text:style-name="P4">NOTES / ASƲN BAMBA</text:p>
          </table:table-cell>
          <table:table-cell table:style-name="Table8.C2" office:value-type="string">
            <text:p text:style-name="P4">ENGLISH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Bʋ(ntsʋ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Bʋ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bʋ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bʋ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Butɔ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ɩn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ɩn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tɩn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tɩn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ɩntɔ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ak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ʋn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ʋn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kʋn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Bu (ɛha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Bʋ (baka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ext:soft-page-break/>
        <table:table-row>
          <table:table-cell table:style-name="Table8.A2" office:value-type="string">
            <text:p text:style-name="Table_20_Contents">Bʋ ()nwʋntɔ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Bʋ (akʋnta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iɛtɩ </text:p>
          </table:table-cell>
          <table:table-cell table:style-name="Table8.A2" office:value-type="string">
            <text:p text:style-name="Table_20_Contents">To havest maize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iɛtɩ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siɛtɩ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siɛti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sɩɛɩ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Flɔɩ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Flɔɩ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flɔɩ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flɔɩ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auɩn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aɩn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aɩn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maɩn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maɩn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aɩn (obi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anta (foto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anta (kpata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ant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ɩnd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ɩnd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ext:soft-page-break/>
        <table:table-row>
          <table:table-cell table:style-name="Table8.A2" office:value-type="string">
            <text:p text:style-name="Table_20_Contents">Ɔtɩnda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tɩnda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tin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in (abɛ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in (atɔ dahɛ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in (stop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in (timbi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in (ɛwɛ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in (ɩmɔ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aɩn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aɩn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saɩn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saɩn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aɩntɔ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aɩn (kpawʋnʋ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plaɩ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plaɩ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kplaɩ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kplaɩ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pʋnda <text:s/>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pʋnd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pʋnd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ext:soft-page-break/>
        <table:table-row>
          <table:table-cell table:style-name="Table8.A2" office:value-type="string">
            <text:p text:style-name="Table_20_Contents">Kpʋn ɔdakpa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pʋɔda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ʋn <text:s/>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ʋnh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sʋn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sun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ʋn (blɔdɩ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ʋn (ɩkwɛ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Sʋntɔ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ats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ats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datsa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datsa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akɩt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akɩt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dakɩta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dakɩta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ayai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ayai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dayaɩ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dayaɩ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abwie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ext:soft-page-break/>
        <table:table-row>
          <table:table-cell table:style-name="Table8.A2" office:value-type="string">
            <text:p text:style-name="Table_20_Contents">Dabuwie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dabwie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dabwie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ʋ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ʋ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dʋa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dʋa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ayi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ayi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dayi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dayi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Dawɔ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Nɔntɔ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Nɔntɔhɛ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nɔtɔ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nɔntɔ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ɔntɔ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ɔntɔ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mɔntɔ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ʋmwɩnw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Mvmwɩw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mʋmwa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ext:soft-page-break/>
        <table:table-row>
          <table:table-cell table:style-name="Table8.A2" office:value-type="string">
            <text:p text:style-name="Table_20_Contents">Ɔŋɛl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ŋɛ ɔtapʋ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ŋɛ ɔta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ŋɛtaɔ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r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rʋhɛ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<text:s/>Ɔtrʋkpa <text:s/>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rʋkit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rʋkit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trʋkita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trʋkita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Yaɩ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Yaɩ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yaɩ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yaɩ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Yaɩ (ɔklan)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Yaɩ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Yaɩkw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yaɩtswɩ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unt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unt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kunta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ext:soft-page-break/>
        <table:table-row>
          <table:table-cell table:style-name="Table8.A2" office:value-type="string">
            <text:p text:style-name="Table_20_Contents">Okʋnta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io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io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pi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pio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an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Panhɛ </text:p>
          </table:table-cell>
          <table:table-cell table:style-name="Table8.A2" office:value-type="string">
            <text:p text:style-name="Table_20_Contents">Megyi ɔnɔa butɔpʋya 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panpʋ </text:p>
          </table:table-cell>
          <table:table-cell table:style-name="Table8.A2" office:value-type="string">
            <text:p text:style-name="Table_20_Contents">Ɔpankpa butɔ pʋyaɔkɔ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pankpa </text:p>
          </table:table-cell>
          <table:table-cell table:style-name="Table8.A2" office:value-type="string">
            <text:p text:style-name="Table_20_Contents">Ɔkakpa.</text:p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ɔsɩ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Tɔsɩ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tɔsɩ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tɔsɩ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ul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Kula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kʋla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kula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Ɔkʋlapʋ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Bwie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Bwie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Obwiekpa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Bali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ext:soft-page-break/>
        <table:table-row>
          <table:table-cell table:style-name="Table8.A2" office:value-type="string">
            <text:p text:style-name="Table_20_Contents">Balihɛ 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Contents">Ɔbalɩpʋ </text:p>
          </table:table-cell>
          <table:table-cell table:style-name="Table9.A1" office:value-type="string">
            <text:p text:style-name="Table_20_Contents"/>
          </table:table-cell>
          <table:table-cell table:style-name="Table9.C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balɩ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Fal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Fali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fali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talipʋ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pɩkpɩ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pikpɩ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kpɩkpɩ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kpɩkpɩ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ik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iki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kiki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kiki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Bwi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Bwii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bwii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bwii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Yɛ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yɛ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Ɩyɛ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>Ye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Ye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yrpu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ye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Yetɔ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S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Si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s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si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M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Mɛ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mɛ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mɛ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Wɩ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Wɩ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wɩ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wɩ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Witɔ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Wɩɩtɔ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Wɩɩ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Wɩɩ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wɩɩ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>W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Wi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wikplu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wi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wi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Mɛntɩ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Mɛntɩ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mɛntɩ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mɛntɩ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Mɛntɩwɩ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Ny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Nyabuasɩ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Nya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nya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nyab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mya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leɩ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lɛɩ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klɛɩ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klɛɩ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Dwiin (atɔ)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Fifin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>Afulu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H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Hi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hɩpu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hɩ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Hitɔ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pɩɩn (mɛtɔkɩta)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Buk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Buka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bʋka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bʋka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ɛn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ɛn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kɛn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ɛn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ɛn tɔ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Piein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si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sii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sii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Nwɛ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Nw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>Kinat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inaɔtapʋ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inaɔta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inaɔtɔ (ɔmɛtɔ)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ɩmɩ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kɩmɩ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kɩmɩ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tsi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sw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swɛ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tswe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tswɛ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us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usi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kʋsipu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kʋsi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ʋs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Nwʋntɔbu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Nwʋntɔ obʋ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sr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sra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>Om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mʋtɔ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a asuntɔ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a (asʋn nwʋn)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Wul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Wʋli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wʋli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wʋli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Dɩnkɩ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Dɩnkɩ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Dɩnkɩhɛ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dɩwkɩ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pabʋn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pabʋnkpa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Ɔkpabʋnk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Kpayi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nyaʋk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nyankɩ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u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ʋ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tʋ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ʋ (woitɔ)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>T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ud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Tudahɛ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tʋdapʋ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Otʋdakpa </text:p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ext:soft-page-break/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emantic Domain................................. <text:s text:c="12"/>Date....../11/2012............. <text:s text:c="6"/>No........</text:p>
        <text:p text:style-name="MP1"/>
        <text:p text:style-name="MP1">Recorder......OFORI.................... <text:s text:c="20"/>Glossed................................................</text:p>
        <text:p text:style-name="MP1"/>
        <text:p text:style-name="MP1">Keyboarded....LINDA..................... <text:s text:c="16"/>File Name.....filed on EL PC dict folder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1:12:27</meta:creation-date>
    <dc:title>BalsaDefault</dc:title>
    <meta:editing-duration>PT14H7M5S</meta:editing-duration>
    <meta:editing-cycles>68</meta:editing-cycles>
    <meta:generator>LibreOffice/3.5$Linux_x86 LibreOffice_project/350m1$Build-2</meta:generator>
    <dc:date>2012-11-16T11:21:40</dc:date>
    <meta:document-statistic meta:table-count="9" meta:image-count="0" meta:object-count="0" meta:page-count="96" meta:paragraph-count="1508" meta:word-count="2243" meta:character-count="14636" meta:non-whitespace-character-count="12327"/>
    <meta:template xlink:type="simple" xlink:actuate="onRequest" xlink:title="BalsaDefault" xlink:href="../../.config/libreoffice/3/user/template/BalsaDefault.ott" meta:date="2012-11-02T11:12:26"/>
  </office:meta>
</office:document-meta>
</file>